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fo:font-style="italic" style:font-size-asian="14pt" style:font-style-asian="italic" style:font-size-complex="14pt" style:font-style-complex="italic"/>
    </style:style>
    <style:style style:name="P2" style:family="paragraph" style:parent-style-name="Standard">
      <style:text-properties fo:font-size="14pt" fo:font-style="normal" style:font-size-asian="14pt" style:font-style-asian="normal" style:font-size-complex="14pt" style:font-style-complex="normal"/>
    </style:style>
    <style:style style:name="P3" style:family="paragraph" style:parent-style-name="Standard">
      <style:text-properties style:font-name="Book Antiqua" fo:font-size="14pt" style:font-size-asian="14pt" style:font-size-complex="14pt"/>
    </style:style>
    <style:style style:name="P4" style:family="paragraph" style:parent-style-name="Standard">
      <style:text-properties style:font-name="Book Antiqua" fo:font-size="14pt" fo:font-style="italic" style:font-size-asian="14pt" style:font-style-asian="italic" style:font-size-complex="14pt" style:font-style-complex="italic"/>
    </style:style>
    <style:style style:name="P5" style:family="paragraph" style:parent-style-name="Standard">
      <style:text-properties style:font-name="Book Antiqua" fo:font-size="14pt" fo:font-style="italic" fo:font-weight="normal" style:font-size-asian="14pt" style:font-style-asian="italic" style:font-weight-asian="normal" style:font-size-complex="14pt" style:font-style-complex="italic" style:font-weight-complex="normal"/>
    </style:style>
    <style:style style:name="P6" style:family="paragraph" style:parent-style-name="Standard">
      <style:text-properties style:font-name="Book Antiqua" fo:font-size="14pt" fo:font-style="normal" style:font-size-asian="14pt" style:font-style-asian="normal" style:font-size-complex="14pt" style:font-style-complex="normal"/>
    </style:style>
    <style:style style:name="P7" style:family="paragraph" style:parent-style-name="Standard">
      <style:text-properties style:font-name="Book Antiqua" fo:font-size="14pt" fo:font-style="normal" fo:font-weight="normal" style:font-size-asian="14pt" style:font-style-asian="normal" style:font-weight-asian="normal" style:font-size-complex="14pt" style:font-style-complex="normal" style:font-weight-complex="normal"/>
    </style:style>
    <style:style style:name="P8" style:family="paragraph" style:parent-style-name="Standard">
      <style:text-properties style:font-name="Book Antiqua" fo:font-size="14pt" fo:font-style="normal" style:text-underline-style="none" fo:font-weight="normal" style:font-size-asian="14pt" style:font-style-asian="normal" style:font-weight-asian="normal" style:font-size-complex="14pt" style:font-style-complex="normal" style:font-weight-complex="normal"/>
    </style:style>
    <style:style style:name="P9" style:family="paragraph" style:parent-style-name="Standard">
      <style:paragraph-properties fo:text-align="center" style:justify-single-word="false"/>
      <style:text-properties fo:font-size="36pt" style:font-size-asian="36pt" style:font-size-complex="36pt"/>
    </style:style>
    <style:style style:name="P10" style:family="paragraph" style:parent-style-name="Standard">
      <style:paragraph-properties fo:margin-left="-0.0102in" fo:margin-right="0in" fo:text-indent="0in" style:auto-text-indent="false">
        <style:tab-stops>
          <style:tab-stop style:position="1.802in"/>
        </style:tab-stops>
      </style:paragraph-properties>
      <style:text-properties style:font-name="Book Antiqua" fo:font-size="14pt" fo:font-style="normal" style:text-underline-style="none" fo:font-weight="normal" style:font-size-asian="14pt" style:font-style-asian="normal" style:font-weight-asian="normal" style:font-size-complex="14pt" style:font-style-complex="normal" style:font-weight-complex="normal"/>
    </style:style>
    <style:style style:name="P11" style:family="paragraph" style:parent-style-name="Standard">
      <style:paragraph-properties fo:margin-left="0.0311in" fo:margin-right="0in" fo:text-indent="0in" style:auto-text-indent="false"/>
      <style:text-properties style:font-name="Book Antiqua" fo:font-size="14pt" fo:font-style="normal"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in" fo:margin-right="0in" fo:text-indent="0in" style:auto-text-indent="false">
        <style:tab-stops>
          <style:tab-stop style:position="1.802in"/>
        </style:tab-stops>
      </style:paragraph-properties>
      <style:text-properties style:font-name="Book Antiqua" fo:font-size="14pt" fo:font-style="normal" style:text-underline-style="none"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left="0in" fo:margin-right="0in" fo:text-indent="0in" style:auto-text-indent="false">
        <style:tab-stops>
          <style:tab-stop style:position="1.802in"/>
        </style:tab-stops>
      </style:paragraph-properties>
      <style:text-properties style:font-name="Book Antiqua" fo:font-size="14pt" fo:font-style="normal" style:text-underline-style="none"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in" fo:text-indent="0in" style:auto-text-indent="false">
        <style:tab-stops>
          <style:tab-stop style:position="1.802in"/>
        </style:tab-stops>
      </style:paragraph-properties>
      <style:text-properties style:font-name="Book Antiqua" fo:font-size="14pt" fo:font-style="normal" fo:font-weight="normal" style:font-size-asian="14pt" style:font-style-asian="normal" style:font-weight-asian="normal" style:font-size-complex="14pt" style:font-style-complex="normal" style:font-weight-complex="normal"/>
    </style:style>
    <style:style style:name="P15" style:family="paragraph" style:parent-style-name="Standard">
      <style:paragraph-properties fo:margin-left="0in" fo:margin-right="0in" fo:text-indent="0in" style:auto-text-indent="false">
        <style:tab-stops>
          <style:tab-stop style:position="1.802in"/>
        </style:tab-stops>
      </style:paragraph-properties>
      <style:text-properties style:font-name="Book Antiqua" fo:font-size="14pt"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in" fo:text-indent="0in" style:auto-text-indent="false">
        <style:tab-stops>
          <style:tab-stop style:position="1.802in"/>
        </style:tab-stops>
      </style:paragraph-properties>
      <style:text-properties style:font-name="Book Antiqua" fo:font-size="14pt"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P17" style:family="paragraph" style:parent-style-name="Standard">
      <style:paragraph-properties fo:margin-left="0in" fo:margin-right="0in" fo:text-indent="0in" style:auto-text-indent="false">
        <style:tab-stops>
          <style:tab-stop style:position="0.5102in"/>
        </style:tab-stops>
      </style:paragraph-properties>
      <style:text-properties style:font-name="Book Antiqua" fo:font-size="14pt"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P18" style:family="paragraph" style:parent-style-name="Standard">
      <style:paragraph-properties fo:margin-left="0in" fo:margin-right="0in" fo:text-indent="0in" style:auto-text-indent="false">
        <style:tab-stops>
          <style:tab-stop style:position="1.802in"/>
        </style:tab-stops>
      </style:paragraph-properties>
      <style:text-properties style:font-name="Book Antiqua" fo:font-size="14pt" fo:language="en" fo:country="US" fo:font-style="italic" style:text-underline-style="none" fo:font-weight="normal" style:font-size-asian="14pt" style:font-style-asian="italic" style:font-weight-asian="normal" style:font-size-complex="14pt" style:font-style-complex="italic" style:font-weight-complex="normal"/>
    </style:style>
    <style:style style:name="P19" style:family="paragraph" style:parent-style-name="Standard">
      <style:paragraph-properties fo:margin-left="-0.0102in" fo:margin-right="0in" fo:text-indent="0.0102in" style:auto-text-indent="false">
        <style:tab-stops>
          <style:tab-stop style:position="1.802in"/>
        </style:tab-stops>
      </style:paragraph-properties>
      <style:text-properties style:font-name="Book Antiqua" fo:font-size="14pt" fo:font-style="normal" style:text-underline-style="none" fo:font-weight="normal" style:font-size-asian="14pt" style:font-style-asian="normal" style:font-weight-asian="normal" style:font-size-complex="14pt" style:font-style-complex="normal" style:font-weight-complex="normal"/>
    </style:style>
    <style:style style:name="P20" style:family="paragraph" style:parent-style-name="Standard">
      <style:paragraph-properties fo:margin-left="0.0102in" fo:margin-right="0in" fo:text-indent="0.5102in" style:auto-text-indent="false">
        <style:tab-stops>
          <style:tab-stop style:position="1.802in"/>
        </style:tab-stops>
      </style:paragraph-properties>
      <style:text-properties style:font-name="Book Antiqua" fo:font-size="14pt"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0102in" fo:margin-right="0in" fo:text-indent="0.5102in" style:auto-text-indent="false">
        <style:tab-stops>
          <style:tab-stop style:position="0.5in"/>
        </style:tab-stops>
      </style:paragraph-properties>
      <style:text-properties style:font-name="Book Antiqua" fo:font-size="14pt"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0102in" fo:margin-right="0in" fo:text-align="justify" style:justify-single-word="false" fo:text-indent="0.5102in" style:auto-text-indent="false">
        <style:tab-stops>
          <style:tab-stop style:position="0.5in"/>
        </style:tab-stops>
      </style:paragraph-properties>
      <style:text-properties style:font-name="Book Antiqua" fo:font-size="14pt"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0102in" fo:margin-right="0in" fo:text-indent="0.5102in" style:auto-text-indent="false">
        <style:tab-stops>
          <style:tab-stop style:position="0.5in"/>
        </style:tab-stops>
      </style:paragraph-properties>
      <style:text-properties style:font-name="Book Antiqua" fo:font-size="14pt" fo:language="en" fo:country="US" fo:font-style="italic" style:text-underline-style="none" fo:font-weight="normal" style:font-size-asian="14pt" style:font-style-asian="italic" style:font-weight-asian="normal" style:font-size-complex="14pt" style:font-style-complex="italic" style:font-weight-complex="normal"/>
    </style:style>
    <style:style style:name="P24" style:family="paragraph" style:parent-style-name="Standard">
      <style:paragraph-properties fo:margin-left="0.0102in" fo:margin-right="0in" fo:text-indent="0.5102in" style:auto-text-indent="false">
        <style:tab-stops>
          <style:tab-stop style:position="0.5in"/>
        </style:tab-stops>
      </style:paragraph-properties>
      <style:text-properties style:font-name="Book Antiqua" fo:font-size="16pt" fo:language="en" fo:country="US" fo:font-style="normal" style:text-underline-style="none" fo:font-weight="bold" style:font-size-asian="16pt" style:font-style-asian="normal" style:font-weight-asian="bold" style:font-size-complex="16pt" style:font-style-complex="normal" style:font-weight-complex="bold"/>
    </style:style>
    <style:style style:name="P25" style:family="paragraph" style:parent-style-name="Standard">
      <style:paragraph-properties fo:margin-left="0.0102in" fo:margin-right="0in" fo:text-align="justify" style:justify-single-word="false" fo:text-indent="0.5102in" style:auto-text-indent="false">
        <style:tab-stops>
          <style:tab-stop style:position="0.5in"/>
        </style:tab-stops>
      </style:paragraph-properties>
      <style:text-properties style:font-name="Book Antiqua" fo:font-size="16pt" fo:language="en" fo:country="US" fo:font-style="normal" style:text-underline-style="none" fo:font-weight="bold" style:font-size-asian="16pt" style:font-style-asian="normal" style:font-weight-asian="bold" style:font-size-complex="16pt" style:font-style-complex="normal" style:font-weight-complex="bold"/>
    </style:style>
    <style:style style:name="P26" style:family="paragraph" style:parent-style-name="Standard">
      <style:paragraph-properties fo:margin-left="0.0102in" fo:margin-right="0in" fo:text-indent="0.5102in" style:auto-text-indent="false">
        <style:tab-stops>
          <style:tab-stop style:position="0.5in"/>
        </style:tab-stops>
      </style:paragraph-properties>
      <style:text-properties style:font-name="Book Antiqua" fo:font-size="96pt" fo:language="en" fo:country="US" fo:font-style="normal" style:text-underline-style="none" fo:font-weight="bold" style:font-size-asian="96pt" style:font-style-asian="normal" style:font-weight-asian="bold" style:font-size-complex="96pt" style:font-style-complex="normal" style:font-weight-complex="bold"/>
    </style:style>
    <style:style style:name="T1" style:family="text">
      <style:text-properties style:font-name="Book Antiqua"/>
    </style:style>
    <style:style style:name="T2" style:family="text">
      <style:text-properties style:font-name="Book Antiqua" fo:font-style="normal" style:font-style-asian="normal" style:font-style-complex="normal"/>
    </style:style>
    <style:style style:name="T3" style:family="text">
      <style:text-properties style:font-name="Book Antiqua" fo:font-style="italic" style:font-style-asian="italic" style:font-style-complex="italic"/>
    </style:style>
    <style:style style:name="T4" style:family="text">
      <style:text-properties style:font-name="Book Antiqua" fo:font-weight="bold" style:font-weight-asian="bold" style:font-weight-complex="bold"/>
    </style:style>
    <style:style style:name="T5" style:family="text">
      <style:text-properties fo:font-size="16pt" style:font-size-asian="16pt" style:font-size-complex="16pt"/>
    </style:style>
    <style:style style:name="T6" style:family="text">
      <style:text-properties fo:font-size="16pt" fo:font-weight="bold" style:font-size-asian="16pt" style:font-weight-asian="bold" style:font-size-complex="16pt" style:font-weight-complex="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style:text-underline-style="none"/>
    </style:style>
    <style:style style:name="T13" style:family="text">
      <style:text-properties fo:language="en" fo:country="US" style:text-underline-style="none"/>
    </style:style>
    <style:style style:name="T14" style:family="text">
      <style:text-properties fo:language="en" fo:country="US" style:text-underline-style="none" fo:font-weight="normal" style:font-weight-asian="normal" style:font-weight-complex="normal"/>
    </style:style>
    <style:style style:name="T15" style:family="text">
      <style:text-properties fo:language="en" fo:country="US" fo:font-style="italic" style:text-underline-style="none" style:font-style-asian="italic" style:font-style-complex="italic"/>
    </style:style>
    <style:style style:name="T16" style:family="text">
      <style:text-properties fo:font-size="14pt" style:font-size-asian="14pt" style:font-size-complex="14pt"/>
    </style:style>
    <style:style style:name="T17" style:family="text">
      <style:text-properties fo:font-size="14pt" fo:font-weight="normal" style:font-size-asian="14pt" style:font-weight-asian="normal" style:font-size-complex="14pt" style:font-weight-complex="normal"/>
    </style:style>
    <style:style style:name="T18" style:family="text">
      <style:text-properties fo:font-size="14pt" fo:font-style="italic" fo:font-weight="normal" style:font-size-asian="14pt" style:font-style-asian="italic" style:font-weight-asian="normal" style:font-size-complex="14pt"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p>
      <text:p text:style-name="P9"><text:span text:style-name="T1"><text:tab/></text:span><text:span text:style-name="T4">Farenoth the world of the wild.</text:span></text:p>
      <text:p text:style-name="P3"/>
      <text:p text:style-name="P3"/>
      <text:p text:style-name="P3"/>
      <text:p text:style-name="P3">Mere sat in absolute boredom at her desk. There was only 10 minutes left of school and time seemed to have stopped. Her teacher drawled on and on in a seemingly endless lecture on Geography. To stay awake Mere counted the seconds until the bell.</text:p>
      <text:p text:style-name="P3"><text:tab/>Finally the bell rang shattering Mere's earlobes and in a flow of bustling legs she and all her classmates left. Soon the Geography room was deserted some of the chairs tipped over in the hurry to get out of the room. As she left she could here Mr. Darsgut, the geography teacher grumbling about how kids never wanted to listen to very interesting lectures about Geography. Outside she found her best friend Anne who had a different period at the end of the day than she did. She was about to tell Anne about how boring Mr.Darsgut's lectures were when a voice said</text:p>
      <text:p text:style-name="P4">“I would not do that Mere”</text:p>
      <text:p text:style-name="P1"><text:span text:style-name="T1">“Who said that?” </text:span><text:span text:style-name="T2">replied Mere in here head.</text:span></text:p>
      <text:p text:style-name="P6">Mere spun around and accidentally hit Mr.Darsgut in the chest.</text:p>
      <text:p text:style-name="P6">“You were paying perfect attention in class, yes?” he asked smiling that oily I-know-what-your-thinking smile that Mere hated, especially from her dreaded geography teacher. </text:p>
      <text:p text:style-name="P6">“Yes, Mr. Darsgut,” she replied anxiously.</text:p>
      <text:p text:style-name="P6">“We'll be checking your notes tomorrow,” said Mr.Darsgut as Mere and Anne disappeared into the crowd of bustling kids.</text:p>
      <text:p text:style-name="P6">“Oh my gosh, how did he know?”cried Mere</text:p>
      <text:p text:style-name="P6"><text:s/>“Know what? What was going on back there?”</text:p>
      <text:p text:style-name="P6">“Tell you tomorrow!!”answered Mere already crossing the street which separated their paths home.</text:p>
      <text:p text:style-name="P6">“Bye!” Anne called but Mere did not hear. She was to caught up in the scene with Mr.Darsgut to notice. She simply absent mindfully waved to her friend.</text:p>
      <text:p text:style-name="P6">Mere walked home, not in a hurry, but not taking her time. When she got home, to her surprise there was no one inside. Confused, she pulled out her key from her backpack and unlocked the front door. Inside it was all dark because it was a very overcast day and nobody in their house left the lights on.</text:p>
      <text:p text:style-name="P6"><text:tab/>Mere flipped the light switch and then pulled out her phone and dialed her <text:soft-page-break/>mom; no response. She dialed her dad; no response. Mere was starting to get nervous. She paced around the room in worry scanning every little detail of the house until she came to a little note.</text:p>
      <text:p text:style-name="P2"><text:span text:style-name="T1"><text:tab/><text:tab/></text:span><text:span text:style-name="T3">Dear Mere,</text:span></text:p>
      <text:p text:style-name="P4">Mom and Dad have a conference with our boss about a promotion. We won't be back until 10:00 p.m.</text:p>
      <text:p text:style-name="P4">Love, </text:p>
      <text:p text:style-name="P4">Mom and Dad</text:p>
      <text:p text:style-name="P6"><text:tab/>Mere threw the note down in frustration. Her parents were always having something to do with work and never seemed to have time to spend with her. Besides why would a conference go so late. Mere was getting suspicious.</text:p>
      <text:p text:style-name="P6"><text:tab/>Mere stormed into the kitchen and she must have made a lot of noise because her little brother started crying. In vexation, Mere walked to up the stairs trying to make as little noise as possible and trying not aggravate her already wildly thrashing little brother.</text:p>
      <text:p text:style-name="P6">“Shhh! Shhh!” she whispered more angry than soothing. Mere lifted him up and rocked him back and forth until he fell asleep.</text:p>
      <text:p text:style-name="P6"><text:tab/>Mere sometimes believed that she was adopted because she looked completely different from the rest of her family. She had long light brown hair bleached by the sun, tan skin and emerald green eyes. Her mother and the rest of her family almost all had blue eyes and blond hair. The only person who didn't look like the rest was her godfather. Her godfather was African-American and looked nothing like Mere and her family but that didn't stop Mere from hanging out with her Godfather and playing games with him. Whenever they took family pictures she and her Godfather Ken would stand out like a thorn bush in a patch of roses. <text:s/></text:p>
      <text:p text:style-name="P6"><text:tab/>Finally, when her baby brother stopped crying she set him down in the crib <text:s/>wrapped him his blankets. Then she placed him gently and carefully so not to wake him again and wordlessly slipped down the stairs. Later that night, after Mere had finished her homework, her parents came home. They ate dinner as a family but her mom and dad only seemed to talk about work and all the things they did at work. Mere was relieved when the meal was over and it was time to sleep, and crawled <text:soft-page-break/>into bed and fell asleep.</text:p>
      <text:p text:style-name="P6"><text:tab/>That night her dreams were troubled. She was in school walking down the aisle, then she was with Mr. Darsgut, his face was twisted and his loud sneering voice echoed in her brain. A picture of a map with no common landmarks. Her parents wearing armor. Then there were snakes and fire surrounding her in its evil embrace. Cat-like eyes boring into her. Anne running for her life. Last of all an old man telling her;</text:p>
      <text:p text:style-name="P6">“Find the source, destroy, victory yours.”</text:p>
      <text:p text:style-name="P6">Mere woke up panting. Sweat rolling down her brow, she looked around her at all the familiar objects that surrounded her trying to reassure herself. Then she turned on a light and read her book trying to forget her horrible dream. And eventually the nightmare faded into the back of her brain to be remembered later...</text:p>
      <text:p text:style-name="P6"><text:bookmark text:name="Sam stopped here"/></text:p>
      <text:p text:style-name="P6"><text:tab/><text:span text:style-name="T5">The</text:span> <text:span text:style-name="T5">next day</text:span> at school Mere's day was going great. She had gotten 100% on her Math end of semester exam and she had had time during free period to chat and play games with her friends. Then at Geography class everything went wrong. Mr. Darsgut examined her notes and found (gasp) that she hadn't taken any notes for the last month because of boredom. And in the months she actually did take notes on always had “zzzzzzzzzzzzz” written at the bottom of the page. She was reprimanded by Mr. Darsgut, but she wasn't paying attention (as usual) and the only thing she did notice is that she had detention after class for not paying attention. His words echoed ominously inside her head making them unintelligible. He droned on and on about geography. Mere tried to take notes but all she could hear was. The “Miii-ssiii-ssiiii-ppiiiii Riiii-veeeerrrrr” what was actually said was Mississippi river. Mere couldn't tell the difference. She shivered and pretended to be taking notes, which were just vowels with consonants stuck in between.</text:p>
      <text:p text:style-name="P6"><text:tab/>When school ended Anne came over to Mere.</text:p>
      <text:p text:style-name="P6">“Mere, are you alright. You are trembling like crazy, is something wrong??”asked Anne.</text:p>
      <text:p text:style-name="P6">“I'm fine,” replied Mere her daze broken.“Just a little bit frazzled.”</text:p>
      <text:p text:style-name="P6">“Why?” persisted Anne</text:p>
      <text:p text:style-name="P6">“Tell you tomorrow!” cried Mere.</text:p>
      <text:p text:style-name="P6">“But...,” said Anne but her friend was already crossing the street. Anne walked away confused. Suddenly her best friend had closed up on her. Anne was afraid that something terrible was going on with Mere or something was going to happen...</text:p>
      <text:p text:style-name="P6"><text:soft-page-break/><text:tab/>When Anne got home she ate dinner and then started heading to bed. Then her mother touched her shoulder catching her by surprise.</text:p>
      <text:p text:style-name="P6">“Anne, Daddy and I need to tell you something,” said her Mom. </text:p>
      <text:p text:style-name="P6">“What, mommy,” replied Anne as her mother dragged her back over to the dinner table. </text:p>
      <text:p text:style-name="P6">“Daddy and I need to tell you something,” repeated her Mom.</text:p>
      <text:p text:style-name="P6">“Okay, Mommy,” replied Anne sitting down in her chair.</text:p>
      <text:p text:style-name="P6">“We're going on vacation, a very long one,” said her Dad</text:p>
      <text:p text:style-name="P6">“You're not taking me with?” asked Anne. She was getting nervous.</text:p>
      <text:p text:style-name="P6">“Of course, your coming with us,” said her Dad. “This is going to be a very long trip, it could take up to 5 months and we have made sure you don't have to do any homework while you're gone or once you get back, but you will be required to still take your finals if School hasn't ended yet. And if you don't make it back in time for school your grade will stay what it was when you left and you would take your tests first thing in the school year.”</text:p>
      <text:p text:style-name="P6">“Where are we going?”asked Anne now very excited by the prospect of no school. </text:p>
      <text:p text:style-name="P6">“We will be going to the forest of Elunar,” said her Dad and before Anne could ask where it was he said, “in the North.” At that Anne's brow wrinkled. She didn't <text:s/>know any forests of any sort in the north. In fact, she thought that there weren't any trees in the north of any great size. Anne was mostly correct. There are some pine trees but definitely no forests. </text:p>
      <text:p text:style-name="P6"><text:tab/>Anne went to bed wondering if her parents were going crazy or if there really was some Elunar forest out there in the north. Who lived in the Elunar forest, Elunar?</text:p>
      <text:p text:style-name="P6"><text:tab/> Anne tossed and turned in her sleep. Who were these people? What did her parents have to do with them? Why is the trip going to take so long? How do we get there? The questions spun around in her head. Even when she did fall asleep for brief periods she always had strange nightmares. She knew that something about the Elunar Forest was different from any other place on Earth, if it was on Earth...</text:p>
      <text:p text:style-name="P6"><text:tab/>Anne stumbled into her mom who was making pancakes.</text:p>
      <text:p text:style-name="P6">“Whoa, there, girl!” said her mom. “Are you alright??”</text:p>
      <text:p text:style-name="P6">“I'll be fine,” replied Anne. “I'm just a little bit drowsy.”</text:p>
      <text:p text:style-name="P6">“I'm sure that's what it is,” said her mom looking very concerned at Anne.</text:p>
      <text:p text:style-name="P6"/>
      <text:p text:style-name="P6"><text:tab/>At school Anne found that Mere didn't look much better than she did.</text:p>
      <text:p text:style-name="P6"><text:soft-page-break/>“Mere, I understand,” said Anne placing a shoulder on her friends back.</text:p>
      <text:p text:style-name="P6">“You understand nothing!” said Mere freeing herself from Anne's grasp. Anne was bewildered at her friends behavior. During lunch period when everybody else seemed to be listening to a different conversation Anne whispered to Mere.</text:p>
      <text:p text:style-name="P6">“Did your parents talk to you about anything last night?” </text:p>
      <text:p text:style-name="P6">“No, my parents almost never talk to me about anything other than bedtime and chores because they are almost always doing work stuff. My mom comes back to take of my little brother but that's during the school day, and I can't see my mom during the school day.” said Mere and from her tone of voice Anne knew that Mere wasn't lying. Anne understood but she couldn't help, which just made her feel worse about it. Mere was going to have to pull out of it on her own.</text:p>
      <text:p text:style-name="P6"><text:tab/>A few days passed and Mere seemed to have recovered but Anne hadn't. Anne had been fussing over the big thing about the Elunar forest and was hardly sleeping. She decided it was time she tell someone who she could trust - Mere.</text:p>
      <text:p text:style-name="P6">At the courtyard of the school, Anne greeted Mere.</text:p>
      <text:p text:style-name="P6">“Hey, Mere, I need to tell you something,” called Anne.</text:p>
      <text:p text:style-name="P6">“What do you need to tell me??” asked Mere.</text:p>
      <text:p text:style-name="P6">“It's something that I... heard about on the radio,” said Anne carefully</text:p>
      <text:p text:style-name="P6">“So you want me to look up a song for you? I think you can do that yourself. You just go onto itunes and search for your song and there's your song title, artist and album.”</text:p>
      <text:p text:style-name="P6">“No not a song, <text:s/>a piece of news,” said Anne. Oh how she hated lying. <text:s/>“They say there is something like an Elunar forest in the north, but I think it might be on a different planet...” during her speech Mere had been raising an eyebrow. “So I was thinking that you could help me research it,” finished Anne. Mere was also very good at research projects but often didn't finish them if they were something like geography. (She was near an F in geography.)</text:p>
      <text:p text:style-name="P6">“Sure, I think I could do that. It seems more... difficult than others, but I think I can cut a little bit of time, just a little bit to do this”</text:p>
      <text:p text:style-name="P6">“Riiiiiiiiiiiiiiiiii-ing” the school bell cut the conversation off. Mere and Anne ran as fast as they could towards the school they were late. Already a tardy was awaiting them.</text:p>
      <text:p text:style-name="P6">“See you after school!” called Mere disappearing behind the front door. Anne was so tired she could barely walk but somehow she was able to <text:s/>make it to class before the first period ended. School continued. Anne could barely keep herself from falling <text:soft-page-break/>asleep at the desk. Mere on the other hand was having an okay day and during free period she checked out as many books on space science as possible, most of them the dull kind that go over all the planets several hundred times. Geography was no better than the day before. She could understand Mr. Darsgut, but didn't bother. She was too busy reading the dull space science books. </text:p>
      <text:p text:style-name="P6"><text:span text:style-name="T7"><text:tab/></text:span><text:span text:style-name="T8">That night at dinner, Anne was being as silent as she could,</text:span><text:span text:style-name="T7"> </text:span>trying not to give away any sign of her tiredness. She tried to smile but her eyelids kept drooping and she was anxious to get to bed. Mere had not found anything about the Elunar Forest, and Anne was afraid that the place that her parents were taking her to was imaginary. They were most likely going on some work trip to Europe or something for 5 months and she would not get to see her friends for that period of time. Anne felt relieved as soon as she made it into bed. </text:p>
      <text:p text:style-name="P6">Anne could hear her parents talking downstairs, their voices murmuring in the eerie silence. Then the voices stop and the lights turn off and then the sound of their footsteps climbing up the stairs. And to her surprise the creak of her door as her mom entered her bedroom.</text:p>
      <text:p text:style-name="P6"/>
      <text:p text:style-name="P6">“Anne are you still awake?” whispered her mother.</text:p>
      <text:p text:style-name="P6">“Yes,” Anne whispered back.</text:p>
      <text:p text:style-name="P6">“I need to tell you something,” said her mother with baited breath.</text:p>
      <text:p text:style-name="P6">“What is it?” asked Anne.</text:p>
      <text:p text:style-name="P6">“You know how daddy told you about how we were going to the Elunar Forest?”</text:p>
      <text:p text:style-name="P6">“Yes.”</text:p>
      <text:p text:style-name="P6">“Well, we are all Elunar,”said her mother.</text:p>
      <text:p text:style-name="P6">“What??”</text:p>
      <text:p text:style-name="P6">“We are all Elunar.”</text:p>
      <text:p text:style-name="P6">“What's an Elunar?” asked Anne. Her mother sighed. This was much more difficult than she had first anticipated. </text:p>
      <text:p text:style-name="P6">“They are the people who live in the Elunar Forest.”</text:p>
      <text:p text:style-name="P6">“Is everybody in our family an Elunar? Was I born in the 'Elunar Forest'? What about Mere, is she an Elunar?”</text:p>
      <text:p text:style-name="P6">“Slow down, slow down, all your questions will be answered,” said her mother. “Yes, everybody in our family is Elunar and no you were not born in the Elunar forest and as far as we can tell Mere is not an Elunar.”</text:p>
      <text:p text:style-name="P6">“Are the Elunar a country or a species of human?” asked Anne. </text:p>
      <text:p text:style-name="P6"><text:soft-page-break/>“The Elunar are a very human race who live somewhere in a parallel universe and the only way to get there is by teleporting from the North Pole.”</text:p>
      <text:p text:style-name="P6">“How do you do that?” asked Anne but her mother was already closing the door to her room behind her. Anne was left wondering in the darkness...</text:p>
      <text:p text:style-name="P6"><text:tab/>Meanwhile, Mere had a very different evening. Her parents did not come back until 2:00 a.m.. <text:s/>Mere tossed and turned trying to fall asleep. That night her parents were talking disruptively about work like most parents do. Mere tried to muffle the sound by putting a pillow over her head, but to no avail. Then after listening to her parents chat loudly for what must have been close to an hour, Mere got out of bed and snuck to the door of her parents room. She almost continued with her plan and asked her parents to be quiet, but they would most likely tell her to go to bed and keep talking just as loudly. Instead Mere pressed her ear against the door to their bedroom to hear exactly what they were saying.</text:p>
      <text:p text:style-name="P6">“The Kinakes will most likely join forces with the goblins and will decimate the Elunar forces. We must join forces with the Elunar, if the Elunar even have a chance of winning,” said a voice which must have been her mother's. Mere craned her neck around the door and there lying on the bed were maps. Tons of maps each and every one of them so detailed and peculiar that they had a strange beauty which Mere had never seen before in a map. The one her parents were examining was covered completely in forest and the only spots not covered in forest were the largest and most prosperous cities. In bold letters the country was named <text:span text:style-name="T7">ELUNAR FOREST. </text:span><text:span text:style-name="T8">Bordering the strange country was a place that seemed to be covered completely in volcanoes and deserts. This one was labeled </text:span><text:span text:style-name="T7">KIRIAR.</text:span><text:span text:style-name="T8"> Then something caught her attention. It was a map pushed underneath all the others. It had large pine trees, tall mountains, and a tundra that was populated the rest of the country. It's name was Distraysear which was barely a dot on the map compared to the booming capitol Mooneroth connected to the large river whose name she couldn't read. In bold letters, the country was named </text:span><text:span text:style-name="T7">FARENOTH.</text:span></text:p>
      <text:p text:style-name="P6"><text:span text:style-name="T7"><text:tab/></text:span><text:span text:style-name="T8">Propped up against the wall was an enormous map of the strange <text:s/>planet which looked terrifyingly similar to the globe sitting on Mere's table.</text:span></text:p>
      <text:p text:style-name="P7">“We must be prepared,” said her dad.</text:p>
      <text:p text:style-name="P7">“Yes, I have already planned our little 'work trip' to the north,” replied her mother.</text:p>
      <text:p text:style-name="P7">“What about Mere and little Timothy?” asked her father. Her mother frowned like she had forgotten all about Mere and her little brother.</text:p>
      <text:p text:style-name="P7">“They shall stay behind with the babysitter and I will leave a note telling her that <text:soft-page-break/>Mere has soccer three days a week and sometimes does after school activities, and little Timothy will have to have his diapers changed and have his favorite kind of yogurt, if you want him to be quiet,” replied her Mother coolly unaware that her daughter was scowling at her from behind the door. <text:s/></text:p>
      <text:p text:style-name="P7">“I think Mere is old enough to go to the Elunar forest,” said her dad.</text:p>
      <text:p text:style-name="P7">“No, she is not an Elunar and therefore does not belong in the Elunar Forest. We adopted her during the last war between the Night Elves and the Farenoth. Remember when we found her crying in the ruins of what must have been her home and we took her in because we felt sympathy for her?” Mere's face turned from a scowl to a look of horror. Why didn't her parents ever tell her? Were they afraid she wouldn't believe them or were they trying to help make her fit in to her family? Tears started flowing down her cheeks as she made her way back to bed. It all made sense now.</text:p>
      <text:p text:style-name="P7"><text:s text:c="8"/><text:tab/>The following day at school, Anne greeted Mere before they went to the different classes, but Mere didn't reply. Mere had huge bags under her eyes and Anne guessed that Mere had had little or no sleep. During Math, Anne asked Mere what was wrong, but she go the same stony silence.</text:p>
      <text:p text:style-name="P11"><text:tab/>A few weeks passed and Mere's life continued on as usual, but Anne<text:span text:style-name="T7"> </text:span>noticed that Mere had been checking out more space science books than usual and seemed to be using the books and her research as a way to keep her mind off of something. Occasionally, Anne would see Mere, her back propped up against the wall her head hanging. <text:s/>Something had happened with Mere.</text:p>
      <text:p text:style-name="P7"><text:s text:c="11"/>Then one day Mere popped up her head with a look of discovery in her eyes, she was reading her umpteenth space science book she had checked out from the library and Anne was beginning to suspect that her friend was going insane. Mere hurried over to Anne and pointed to a page, Anne read carefully.</text:p>
      <text:p text:style-name="P5">One of the first astronomers claimed to have seen a planet about the size of earth and the <text:s/>right distance from its star during the aura (<text:span text:style-name="T11">with his telescope). </text:span>The astronomer wrote about his claim to some of his colleagues, but the colleagues thought he was crazy and refused to come see it for themselves. Then 100 years later a new astronomer made the same claim about the earth-like planet but the world refused to believe it.</text:p>
      <text:p text:style-name="P8">“That's it!” whispered Mere with excitement. “That's the planet the Elunar people come from!”</text:p>
      <text:p text:style-name="P8">“You're going to accept some evidence from lunatics!!” asked Anne disbelieving.</text:p>
      <text:p text:style-name="P10">“Well, what's another explanation!” Mere whispered. “You are living proof that <text:soft-page-break/>these people exist!” <text:span text:style-name="T9">And my parents are too </text:span>thought Mere.</text:p>
      <text:p text:style-name="P10">“You have a point,“ said Anne. She had told Mere that she was an Elunar but had been shocked by the unhappy expression on Mere's face.</text:p>
      <text:p text:style-name="P10">“Get back in your chair Mere and read something other then space science!” called the teacher and Mere scrambled back to her seat. </text:p>
      <text:p text:style-name="P10"><text:s text:c="8"/>When the school day had finally ended Mere went home, her brain buzzing. Her parents were not home as usual so she flipped open a laptop and researched <text:s/>'Aura Astronomy'. Most of what came up was boring stuff about the aura and the north, but she found a few sites which mentioned that during the aura we come closer to the parallel universes and some claim to hear distant voices talking. A conflicting idea to that was in a different site that said that during the aura you can see the earth's magnetic field and also the solar rays bouncing off the magnetic field creating pretty colors. Mere crossed those two sites off her list. By the end of her search she didn't know much more than what had she started with. In one last desperate attempt Mere searched for pictures of the mysterious planet. She blew one up and there was the planet that she had seen so detailed on the wall of her parents bedroom. Mere had found her answer.</text:p>
      <text:p text:style-name="P12"><text:s text:c="18"/>Finally, she went up the stairs and changed her baby brother's diapers and fed him his favorite yogurt. She watched TV for a while and went to bed, she had discovered enough for one day.</text:p>
      <text:p text:style-name="P12"><text:s text:c="17"/>It was the last day before winter break. The day when Mere's parents would go on a 'work trip' for however long it takes which they guessed to be up to 5 months. Mere was not fooled, neither was Anne. Why would a 'work trip' take so long? She had heard the taxi driver puzzling over Icelandair and why a couple would leave their children behind so long to go on a 'work trip' to the north. <text:s/>Then later at school Anne told Mere that she was also leaving on a 'work trip' to the parallel universe. By the time the school day ended Mere decided this was going to be the longest school break of her life.</text:p>
      <text:p text:style-name="P13"/>
      <text:p text:style-name="P13"><text:tab/>Anne was nervous for her trip to the other world. She had <text:span text:style-name="T8">scarcely been on a plane and was wondering what it would be like to travel to a parallel universe. She often asked her mother why they were taking this trip and her mother always replied:</text:span></text:p>
      <text:p text:style-name="P12">“The Elunar are few in number and they need recruits to help them fight off the Kinakes, and you may get some training of your own.” and Anne would reply</text:p>
      <text:p text:style-name="P13"><text:soft-page-break/><text:span text:style-name="T8">“But why do they need </text:span><text:span text:style-name="T10">us</text:span><text:span text:style-name="T8">?” </text:span></text:p>
      <text:p text:style-name="P13"><text:span text:style-name="T8">“Because they need recruits,” her mother would reply, “and besides it might be a fun adventure.” ' </text:span><text:span text:style-name="T10">the one thing my parents don't understand is that going to a parallel universe isn't an adventure - it's down right weird. I mean, what </text:span><text:span text:style-name="T9">am </text:span><text:span text:style-name="T10">I going to tell my friends? I went to a parallel universe to fight some war? </text:span><text:span text:style-name="T8">' thought Anne.</text:span></text:p>
      <text:p text:style-name="P12"><text:s text:c="10"/>In Iceland, it was often very dark and cold during the winter and she found herself intimidated by the almost constant darkness. At 11:00 p.m. local time she met Bart who claimed he knew how to teleport between worlds, <text:s/>but he said he could not teleport them anywhere until the aura, which was usually somewhere around 3:00 a.m.. Anne groaned because her eyelids already felt like elephants were marching on top of them. Bart explained that when they teleported they must stay close to him because he was the only one who could teleport between worlds being part of the Elunar teleportion force. Anne drifted off to sleep while her parents asked boring questions about the teleportion system. Most of the questions were like “How will we teleport?” “Are there any consequences to teleportion?” and many other boring questions like that.</text:p>
      <text:p text:style-name="P19"><text:s text:c="14"/>When Anne woke up and there were wonderful colors floating in the sky above her like wispy smoke clouds. The colors of a sunset were increased tenfold by the aura. Anne marveled at the marvelous sight and she could barely manage to whisper.</text:p>
      <text:p text:style-name="P19">“Is this the aura?” asked Anne.</text:p>
      <text:p text:style-name="P19">“Yes, this is the aura,”said her mother gazing up at the sky through a telescope.</text:p>
      <text:p text:style-name="P19">Then there was more silence as the small party looked up at the sky, all except Bart. Bart was drawing a circle in the snow then he drew lines going off at 90 degree angles, then he placed one stick right in the center of the circle. </text:p>
      <text:p text:style-name="P10">“If you look through this high magnifying telescope, you can see the parallel universe,“ her mom said handing Anne the telescope.</text:p>
      <text:p text:style-name="P10"><text:s text:c="11"/>Anne looked through the telescope and to her surprise, there was the parallel planet just as the book that Mere had shown her had said, so earth-like that you could say you were looking at the reflection of your own planet. You could even see the sun, but this sun was much different. It was much larger than our sun but only seemed to create a small amount more of solar energy as if something else was holding the massive star together. Anne all of a sudden wondered how the earth-like planet survived the massive star and what would happen when the star died; would it super-nova? The other planets in the solar system, which she could barely make <text:soft-page-break/>out, were nothing like the other planets in our solar system. Most of them were like Mercury so hot that they nearly reached 1000 degrees, but the earth-like planet was unaffected by the suns wrath. Something was different about the planet, something that didn't first meet the eye. </text:p>
      <text:p text:style-name="P10"><text:s text:c="10"/>Then Bart gestured for her family to come near to him. Bart dug his sword into the snow splitting the center stick in half. He chanted something under his breath. The clouds started to shift and became dark then twisted into a tornado form. The world went black. <text:s/>Anne felt herself getting hurled through space, the cold nothingness whipping past her. </text:p>
      <text:p text:style-name="P10"><text:s text:c="10"/>Anne landed in the middle of a field hard on her bottom. She looked around for any sign of the tornado which they had come in on, but the tornado disappeared as quickly as it came. Anne then realized that all the adults were looking down at her with concern. Was she not supposed to land on her rear end? Or did they think that she had broken a bone?</text:p>
      <text:p text:style-name="P10">“Anne are you all right?” asked her mother offering a hand down to her daughter.</text:p>
      <text:p text:style-name="P10">“I'm … fine,” said Anne as pain rushed through her when her mother helped her up.</text:p>
      <text:p text:style-name="P10">“You don't look okay,” said her mom seeing Anne wince as she stood on her feet. “Can you walk?”</text:p>
      <text:p text:style-name="P10"><text:s text:c="8"/>Anne took one step wobbled and then stood upright. </text:p>
      <text:p text:style-name="P10">“I think I will be fine as long as I don't trip on something,” said Anne.</text:p>
      <text:p text:style-name="P10">“It's only a little ways to the Elunar, so you will be fine”</text:p>
      <text:p text:style-name="P10"><text:s text:c="9"/>The party moved very slowly because of Anne and little did they know that they were getting watched all the while. Eyes peeped through bushes than hurried off to who knows where. The destiny of the four journeyers was being decided…</text:p>
      <text:p text:style-name="P12"><text:s text:c="10"/>The people who had been watching them were a tribe that lived neighboring the Elunar nation. They called themselves the Chilaury tribe and painted their faces in honor of their chief Chang. Chang was gifted by the gods as far as they could tell. Chang led them. Chang negotiated for them. Chang did everything for them. The one thing that is interesting about the Chilaury tribe is that they only ate meat (including human meat) <text:s/>and the four travelers <text:s/>looked very delicious at that time.</text:p>
      <text:p text:style-name="P12"><text:s text:c="10"/>The travelers were walking along when Anne was grabbed from behind and pulled into the bushes, but a hand clamped over her mouth before she could scream. </text:p>
      <text:p text:style-name="P12">“Where did Anne go?” asked her mom being the first one to notice Anne’s disappearance.</text:p>
      <text:p text:style-name="P12">“Yeah, where did Anne go?” asked a cold voice from behind her mother. She looked <text:soft-page-break/>around and all her companions had vanished and to her horror the Chilaury tribe started advancing on her. Then the tribe members brought forth Anne and her father </text:p>
      <text:p text:style-name="P12">tied to sticks and two cruel looking Chilaury members held knives to their throats. Anne's mother gasped and stepped back in surprise. <text:span text:style-name="T9">How could this possibly be happening? Where did all these </text:span>creatures<text:span text:style-name="T9"> come from? </text:span>She thought as the Chilaury tribe gathered around her. Then the Chilaury tribe started chanting “Chang! Chang! Chang!” and then Chang came forward, on his face were painted 10 other eyes all the same color as his eyes. He wore only a belt of feathers around his waist, and some golden chains around his wrist and in his right hand he carried a staff with a face with 12 eyes carved into it. Anne's mother shuttered.</text:p>
      <text:p text:style-name="P12">“ Welcome, outsider, to my tribe where you will be staying for dinner, isn't that right boys?” said Chang <text:s/></text:p>
      <text:p text:style-name="P12">The Chilaury tribe men rooted their agreement. </text:p>
      <text:p text:style-name="P12">“We are the Chilaury tribe and we're glad to have you as our guest” he smiled a toothy grin.</text:p>
      <text:p text:style-name="P12">Ann's mother tried to escape.</text:p>
      <text:p text:style-name="P12">“I wouldn't do that if I were you,” said Chang still grinning that hateful smile. Anne's mother turned around and found that the men who had been holding knives at the throats of her husband and Anne were pressing the knives even closer to their throat. Anne started to scream as the knife pressed into her throat. Anne's mother put up her hands in submission. The Chilaury had won and she knew that they wouldn't make it to morning without being eaten or killed. If only Bart would come back for them.</text:p>
      <text:p text:style-name="P12">Anne's mother was then tied with the rest of her family to a pole which was carried by 4 Chilaury members. Chang was carried in a carriage by three Chilaury members and barked orders down at his people. Then Anne and her family were hung upside down over what looked like the beginning of a camp fire. She heard the chief saying something in what must have been the Chilaury tribe language. His voice rang in the ears of the three family members hanging upside down. </text:p>
      <text:p text:style-name="P12">“What's he saying?” whispered Anne to her mother.</text:p>
      <text:p text:style-name="P12">“No idea,” said her mother. The answer to their question came very soon. Chilaury members marched toward their camp, fire torches in their hands preparing to cook the family alive.</text:p>
      <text:p text:style-name="P12">The Chilaury members placed the fire in the campfire and it burst into flame. Then Chang came over and said:</text:p>
      <text:p text:style-name="P12"><text:soft-page-break/>“You will hang there for hours while the fire slowly gnaws away at you. The Chilaury tribe doesn't kill straight. It tortures then kills.” Chang turned away laughing watching the <text:s/>dismay on his prisoners.</text:p>
      <text:p text:style-name="P12">Anne felt the fire come close to her skin. She closed her eyes. This was it. It was over; she would be burned to death in some strange world with Elunar people and Kinakes which she would never get to meet. She would never return to her own world and that was that. </text:p>
      <text:p text:style-name="P12"><text:s text:c="11"/>While she was thinking these thoughts she didn't even notice that there was screaming going on in the camp. When she opened her eyes she found that Chang's body had an arrow through it. She felt herself being lifted up and her bonds being cut and then the hard ground racing up to her. Above her the face of Bart swam in her vision. Bart laid his bloody sword across his lap and then wiped it off in the grass cleaning the blade. Anne smiled for the first time in what felt like decades, her life was saved.<text:line-break/> <text:s text:c="10"/>Finally, when they arrived at the Elunar. Anne collapsed as soon as her family was shown their room where they would stay for the next few months.</text:p>
      <text:p text:style-name="P12"><text:s text:c="11"/>Anne woke to find herself not in her own room. She looked around trying to see if she had been kidnapped but the room was far to grand to be a kidnappers' room. Then it all came back to her. About the Chilaury and most importantly the Elunar. Her parents had already woken up and started making breakfast in the kitchen. Anne pushed of her blankets and wandered around their fabulous apartment. The curtains were made of blue silk, the kitchen had an oven, a stove, and a counter. The table had a beautiful table cloth with purple flowers around the edges. Silverware was already laid out right on top of folded napkins. In the bathroom there was a sweet scented soap carefully folded inside the hand towel. The walls and floor were made of marble tiles that were heated. Then her mother's voiced rang out from the kitchen.</text:p>
      <text:p text:style-name="P12">“Anne, do you want to help me make breakfast!” called her mom.</text:p>
      <text:p text:style-name="P12">“Coming!” called Anne marveling at how her voice echoed in the grand apartment. When she got to the kitchen, there was a waft of pancakes and syrup. Broken from her trance Anne rushed to her mother's side to help her with pancakes. Many of hers turned out black but they still tasted delicious.</text:p>
      <text:p text:style-name="P12"/>
      <text:p text:style-name="P14"><text:span text:style-name="T12"><text:s text:c="4"/>They were supposed to go meet with the Elunar leader</text:span><text:span text:style-name="T13"> where they would learn (or at least Anne would) how they were going to help the Elunar.</text:span></text:p>
      <text:p text:style-name="P16"><text:soft-page-break/>“Welcome, Welcome!” cried a tall slender man with blond hair and blue eyes. His long hair was pulled back and around his head was a circlet of gold decorated with sapphires.</text:p>
      <text:p text:style-name="P16">“Welcome to the wonderful city of Elunmere! I hope you are comfortable here until the battle actually starts. There should be an approximate number of 10,000 warriors <text:s/>and we need all the archers we can get. The grown-ups talked awhile while Anne wondered if she would really learn to throw a spear and shoot an arrow. Why not tank armies or guns? Were the Elunar far behind in technology? Anne knew one thing for sure, if the Kinakes <text:s/>could wield guns the Elunar didn't stand a chance...</text:p>
      <text:p text:style-name="P16">“Your daughter will be tested for her skills,” said the Leader “Marie you will be a medic. Thom you will be an archer: second row. For now you are dismissed until lunch,” said the Leader with a wave of his hand, not even turning to wave at Anne and her family.</text:p>
      <text:p text:style-name="P16">“Why not guns?” asked Anne to her mother.</text:p>
      <text:p text:style-name="P16">“Because the Elunar only have the raw minerals on this planet but it turns out that the spear of an Elunar is just as powerful as a bullet. The guns also do not work because of the magic that allows them to teleport causing most advanced technology to break or not work. That is why we left all our phones and technology at home was because of this problem.”</text:p>
      <text:p text:style-name="P16">“So they have no TVs here?” asked Anne. Her mother nodded her head.</text:p>
      <text:p text:style-name="P16">“That's dumb,” said Anne and walked away. </text:p>
      <text:p text:style-name="P14"><text:span text:style-name="T13">After lunch Anne hurried down to the testing arena. The first exercise was archery and Anne knew from experience at camp that she was not-so-hot at archery. The people before her hit the bulls-eye and Anne trembled: </text:span><text:span text:style-name="T15">how am I supposed to hit the bulls-eye on that target </text:span><text:span text:style-name="T13">she thought. Anne already knew how to shoot an arrow at a target but she had only shot a bulls-eye five times in her life and those had been after shooting for a while. Anne did as the other archers did and placed her feet in the archers stance pulling back the string back in one fluid motion. She placed her fingers around the arrow so she was lightly gripping the arrow. Took aim and released. The arrow hit the edge of the ring closest to the bulls-eye.</text:span></text:p>
      <text:p text:style-name="P16">The next class didn't go so well because the spear was either too long or too heavy for her to lift and throw with accuracy.</text:p>
      <text:p text:style-name="P16">After the tests were over Anne and the others waited to see what they would be <text:s/>assigned.</text:p>
      <text:p text:style-name="P16">“Enar you are an archer,” declared the test monitor. A man who looked to be about <text:soft-page-break/>21 stood up, bowed and then walked away.</text:p>
      <text:p text:style-name="P16">“Eva you will be a medic,“ declared the test monitor. A girl who looked to be Enar's sister stood up bowed and walked away following her brothers path.</text:p>
      <text:p text:style-name="P14"><text:span text:style-name="T13">“Anne you will be a substitute archer and assistant medic.” declared the test monitor. Anne got up and did as the others did. Once all the names had been called, </text:span><text:span text:style-name="T13">they were told to show up tomorrow morning for training. </text:span></text:p>
      <text:p text:style-name="P16">“The enemy is on our doorstep and should launch an assault by winter's end,” said the testing monitor and all of them were dismissed. Anne marched back to her room and crashed on the bed. She had started testing 6 hours ago and she had not eaten. She figured her parents would come back soon from whatever they were doing. Anne fell asleep.</text:p>
      <text:p text:style-name="P16">“We're home,” cried a voice from the front door. “Anne, are you here?”</text:p>
      <text:p text:style-name="P16">“Yes,mom, I'm here,” said Anne to the pillow.</text:p>
      <text:p text:style-name="P16">“Oh, did I wake you,”said her mother. </text:p>
      <text:p text:style-name="P16">“That is a rhetorical question, Mom,” said Anne.</text:p>
      <text:p text:style-name="P16">“What were you assigned?” asked her mother.</text:p>
      <text:p text:style-name="P16">“Reserve archer and assistant medic,” replied Anne.</text:p>
      <text:p text:style-name="P16">“When are you going to start training?” asked her mother.</text:p>
      <text:p text:style-name="P16">“Tomorrow morning,” groaned Anne.</text:p>
      <text:p text:style-name="P16">“Your supposed to be ready for battle in 2 months and just because you're a substitute doesn't mean that you don't fight at all. It just means that when an archer is struck down, which will most likely happen, you take their place and sometimes you go down to the <text:s/>battle ground,” said her mother before getting up and attending to chores. </text:p>
      <text:p text:style-name="P16"/>
      <text:p text:style-name="P15"><text:span text:style-name="T13">“Good morning young archers!”cried an Elunar with Black hair.</text:span><text:span text:style-name="T14"> His dark hair was pulled back. His eyes were a deep far away green and no matter how hard he stared at you he always looked like he was gazing off into the distance. Around his neck was a silver chain with a sapphire in the middle. “My name is General Irone and I will be your archery instructor, you shall always address me as 'sir' as long as you are in this class. Now we will begin with stance.”</text:span></text:p>
      <text:p text:style-name="P16"><text:s text:c="10"/>Everyone shifted their feet so that they were in an archery pose. </text:p>
      <text:p text:style-name="P16">“You there,” said General Irone pointing a finger at Anne. “Shift your left foot and look at me not your feet”</text:p>
      <text:p text:style-name="P16">“Yes... sir,” said Anne almost forgetting to say 'sir' and shifted her feet the way he <text:soft-page-break/>instructed.</text:p>
      <text:p text:style-name="P16">“Now hold this pose for five minutes and then we will practice shooting,” commanded Irone. So the students stood there in the stance silently waiting for the next command. The girl next to Anne stumbled but caught herself before General Irone noticed. After the five minutes of waiting awkwardly silent General Irone relieved them from their uncomfortable position. Anne's legs were burning. </text:p>
      <text:p text:style-name="P16"><text:s text:c="11"/>Then General Irone set up many targets one in front of every two people.</text:p>
      <text:p text:style-name="P16">“Now we will practice shooting for a few minutes and then we will have a shooting contest for whoever can shoot the most accurately,” announced General Irone.</text:p>
      <text:p text:style-name="P16">Anne was paired with the girl next to her.</text:p>
      <text:p text:style-name="P16">“What is your name?” asked Anne.</text:p>
      <text:p text:style-name="P16">“Mina,” replied the girl “And what is yours?” </text:p>
      <text:p text:style-name="P16">“Anne,” said Anne “ Are you from around here?” </text:p>
      <text:p text:style-name="P16">“Yes, are you?” asked Mina.</text:p>
      <text:p text:style-name="P16">“No,” replied Anne.</text:p>
      <text:p text:style-name="P16">“Archers attention!” exclaimed General Irone. The arena fell silent. “You will fire on my command for the next five arrows and then we will practice on our own”</text:p>
      <text:p text:style-name="P16">“First archer … ready … <text:s/>aim … fire!” Mina's arrow hit the edge of the Bulls-eye. Anne was impressed.</text:p>
      <text:p text:style-name="P16">“Next archer … ready … aim … fire!!”called General Irone. Anne's arrow landed right next to Mina's outside of the Bulls-eye.</text:p>
      <text:p text:style-name="P16"><text:s text:c="9"/>By the end of practice there was a ring of arrows around the two inner rings of the target and two arrows inside the Bulls-eye. Anne and Mina had taken turns shooting and sometimes shot at the same time. Mina usually got closer to the Bulls-eye than Anne ever did but Anne didn't care, she had only done a few intense summer camps all about archery and she was impressed at her own skill. Mina she guessed had been training for a long time. Probably because she was a true Elunar. </text:p>
      <text:p text:style-name="P16"><text:s text:c="10"/>Then they were instructed to fire arrows labeled with their first initials. The first boy shot an arrow and it hit the innermost ring. The second boy shot an arrow and it hit the exact center of the bulls-eye. Then Mina came trembling she lifted her notched an arrow. She drew the bow <text:s/>string in one fluid motion, took aim and released. The arrow hit the middle of the arrow splitting the arrow evenly. The class cheered. Anne stepped forward with her practice bow. She was shaking from head to toe it was her turn now, she notched an arrow but her shivering hands released to soon. But when Anne looked up the arrow hit the edge of the Bulls-eye and she felt <text:soft-page-break/>lucky that she didn't hit the floor and humiliate herself. At the end of the contest Mina was declared to be the winner and and they were all dismissed.</text:p>
      <text:p text:style-name="P16"><text:s text:c="10"/>The next class was healing but neither Anne nor Mina found it nearly as interesting as they learned to apply bandages and heal wounds. The teacher's name was Linda and she had made everybody else introduce themselves. Anne started to dose off.</text:p>
      <text:p text:style-name="P16">Three months passed and Anne had much fun playing with Mina. That was until the battle came … </text:p>
      <text:p text:style-name="P16"><text:s text:c="10"/>It was the day of the battle and everyone was in a hurry. The scouts were at their posts. The archers preparing the barracks. The knights suiting up and the medics preparing the bandages. Anne was supposed to supply herself with bandages so if one of the archers needed immediate help Anne could bandage up whatever it was and then take him or her to the medics. The enemy was on the horizon and the day that most of the Elunar had dreaded had finally come. General Irone was commanding the archer force. Anne was substituting for the archers that were hurt or dead and currently had found herself a third row position in the army with Mina beside her. The Leader of the Elunar was giving the knights courage. Anne thought she could make out <text:s/>Bart's face among the others. One of the scouts yelled something to the Leader. </text:p>
      <text:p text:style-name="P16">The Leader turned and yelled.</text:p>
      <text:p text:style-name="P16">“They are near, they will be hear within an hour,” he hollered. So they waited still preparing but with a new sense of graveness as the enemy drew nearer.</text:p>
      <text:p text:style-name="P16"><text:s text:c="8"/>Finally, when the Kinakes and Goblins arrived Anne looked at the opposing army. And to Anne's surprise the Kinakes and Goblins only seemed to number 1000. Where were the others, the Leader had predicted close to 10,000. Was the enemy hiding something? Did they have guns?</text:p>
      <text:p text:style-name="P16">No, they did not, something was wrong.</text:p>
      <text:p text:style-name="P16">“I bet I can hit more goblins than you can,” <text:s/>whispered Mina into Anne's ear.</text:p>
      <text:p text:style-name="P16">“It's on,” replied Anne with baited breath.</text:p>
      <text:p text:style-name="P16"><text:s text:c="10"/>Despite the fact that the Elunar out numbered the Kinakes, the army was still very impressive enough to convince any Elunar leader that it was all the army the Kinakes had. There were enormous elephants swinging their trunks from side to side and would have knocked five knights off their saddle with ease. Their tusks were 10 times longer than the size of an elephant on earth. Orks marched in unison, their ugly faces laughing at the Elunar.</text:p>
      <text:p text:style-name="P16"><text:soft-page-break/>“Do you have anything that you know is regular size?” asked Anne to Mina.</text:p>
      <text:p text:style-name="P16">“Of course we do, everything we have here is regular size,” replied Mina gesturing to the oversized snakes trolls and elephants not to mention the massive marble building that surrounded the palace of Elunmere.</text:p>
      <text:p text:style-name="P16">“Not regular size where I come from,” grumbled Anne. Their conversation was interrupted by the roaring of the Orks. One man loaded his bow.</text:p>
      <text:p text:style-name="P16">“Don't---,” shouted General Irone. To late the arrow was already airborne where it struck a troll in the weak spots in his armor slaying the troll. The troll dropped to the ground blood squirting from his neck. The foe charged.</text:p>
      <text:p text:style-name="P16">“Ready, aim, fire!” yelled General Irone repeatedly. But no matter how many of the enemy died, they just kept coming. Then the elephants came.</text:p>
      <text:p text:style-name="P16"><text:s text:c="10"/>The elephants swung their trunks back and forth knocking many knights to the ground. In their saddles were archers firing at the Elunar. The tusks of the elephants dug into the door trying to make it inside the grand city of Elunmere. Orks roared and charged at the Elunar knights killing many of them. Goblins hurled fiery stones at the Elunar. Fortunately, the archers of the Elunar killed a great many goblins and orks.</text:p>
      <text:p text:style-name="P16">“Aim for the elephants!!” shouted General Irone. The elephants were immediately penetrated by twenty arrows, but the elephants kept on lumbering on, paying no heed to the innumerable arrows that felt like no more than a very large mosquito bite to them. </text:p>
      <text:p text:style-name="P16">“That's it!” screamed Mina over the noise. “I'm going below!!” Mina ran down the hidden staircase to the lower battlefield.</text:p>
      <text:p text:style-name="P16">“Not without me!!” cried Anne hesitantly, but then rushed after her friend.</text:p>
      <text:p text:style-name="P16">On the battlefield Mina climbed one of the elephants while Anne was still battling a troll. Mina used the handholds that the arrow shot by the archers supplied.</text:p>
      <text:p text:style-name="P16">“5, 6, 7,8, 9, 10” Mina counted as she slew the trolls. <text:s/>She turned to stab a lumbering Ork that had approached her from behind and then quickly finished off the ork with <text:s/>a blow to the neck.</text:p>
      <text:p text:style-name="P16">“He still only counts as one ,“ said Anne. Mina shrugged off Anne's complaint. She was certain she would win anyway. They would often retreat up to the barrack;s when a nasty looking group of Kinakes came their way but Anne and Mina were out on <text:s/>the battlefield once more. </text:p>
      <text:p text:style-name="P16">Anne often was assigned to the medicinal areas and pretended to be disgruntled by the fact that Mina was still on the battlefield. The truth was that Anne actually hated <text:soft-page-break/>blood and fighting and she had intentionally gotten bad marks compared to Mina. Unfortunately, as an assistant medic she saw the same amount if not more blood as she tended wounds and placed bandages on almost hopeless people. Often the wounds were beyond her level of a medic and she dragged the person off on their carrying mats to one of the main medics. </text:p>
      <text:p text:style-name="P16">Her moment of triumph was when Mina came to her with a bleeding gash that could be easily healed with a bandage and a little bit of the medics magic healing skills. </text:p>
      <text:p text:style-name="P16">“So you got hurt?” said Anne with a small smile. “This wound should be healed pretty quickly if the medics use some of their magic on you.”</text:p>
      <text:p text:style-name="P16">“Really? It hurts pretty badly,” said Mina almost in tears because of the pain and of her friends slight rebuke. Anne suddenly felt a wave of sympathy for her courageous friend. </text:p>
      <text:p text:style-name="P16">“Here I'll take you to my mother, she is one of the best medics here and she will fix up that arm of yours so well you will wonder if you really did have a gash on your arm,” said Anne in a little gentler voice.</text:p>
      <text:p text:style-name="P16">“Okay, thank you,” replied Mina her voice was barely above a whisper</text:p>
      <text:p text:style-name="P16">Anne guided Mina over to her mother. </text:p>
      <text:p text:style-name="P16">“What is it Anne?” asked her mother tending to another one of the people who seemed hopeless. </text:p>
      <text:p text:style-name="P16">“Mina is hurt,” said Anne.</text:p>
      <text:p text:style-name="P16">Anne's mother examined Mina's arm poured cold water over the wound and then mumbled some words and placed a pain numbing solve on Mina's arm. She then wrapped up the wound in a bandage.</text:p>
      <text:p text:style-name="P16">“There you go it should be better in a few days. I wouldn't suggest fighting anymore in case of stressing your arm too much and breaking the strong healing spell I have placed on your arm,” said her mother. “If you want to help the battle more you could be an assistant medic like Anne.”</text:p>
      <text:p text:style-name="P16">“Okay.”</text:p>
      <text:p text:style-name="P16"/>
      <text:p text:style-name="P16"><text:s text:c="9"/>By the end of the battle, there were only about twenty casualties and many had only minor injuries, but Anne still wondered where they other enemy troops had gone. Then she saw a light very similar to the one of the aura and it looked like a massive number of people had moved into the portal, then it struck her. She knew where they had gone.</text:p>
      <text:p text:style-name="P16"><text:soft-page-break/><text:s text:c="8"/></text:p>
      <text:p text:style-name="P16"><text:s text:c="11"/><text:span text:style-name="T6">Mere was gazing</text:span> at the stars in her backyard, it had been three months since she had last seen Anne and Mere often wondered what her friend was up to, whether she had made other friends, if she was homesick, the possibilities were endless. A babysitter had come after the first day her parents were gone and the babysitter seemed to have an endless amount of criticisms she could give Mere. Stargazing when the babysitter wasn't around was the only thing that Mere truly enjoyed. </text:p>
      <text:p text:style-name="P16"><text:s text:c="9"/>Suddenly a star shot across the sky. Mere thought she was lucky that she had seen a shooting star. Then two more shot across and Mere became uneasy. What was going on with shooting stars? Then four more whizzed by and Mere realized that they weren't shooting stars. She rushed inside just in case one of them landed near the house. When she came inside, her little brother was wailing and the babysitter was no where to be found.</text:p>
      <text:p text:style-name="P16"><text:s text:c="9"/>Mere gently went and rocked her baby brother to sleep.</text:p>
      <text:p text:style-name="P18">“What were those things? Are they some sort of alien spaceship or what?” <text:span text:style-name="T11">thought Mere. Finally her brother stopped crying and Mere placed him back in the crib. All the while Mere's mind was wandering. She was certain whatever it was it was not friendly.</text:span></text:p>
      <text:p text:style-name="P16"><text:s text:c="10"/>A few days passed and the uneasiness in Mere's stomach increased. There had been a few notices in the newspaper about a very strange untraceable meteor shower. The scientists guessed it to be from a different planet but would have to get close to the meteors to truly know what they were. They suspected that a planet, most likely in a different solar system or even galaxy, had broken apart and landed on earth. The strange thing about it was that they all landed in the north concentrated around the magnetic pole. Then for the closing sentence or two they explained that they really knew nothing about the meteors. Mere looked up from her newspaper. Those weren't the Elunar. The number of creatures was way to huge to be the Elunar. If the newspaper thought it was meteors then it wasn't 1000 Elunar it was closer to 100,000 Kinakes.</text:p>
      <text:p text:style-name="P16"><text:s text:c="12"/>The babysitter came and Mere tried to push away the thought of the oncoming threat. But the world seemed distant as she worked through her chores, not even hearing the words of the babysitter.</text:p>
      <text:p text:style-name="P18"><text:span text:style-name="T11"><text:s text:c="12"/>Finally when the babysitter was gone Mere sat down in her usual stargazing spot; her backyard. She tried to find some of the basic constellations in the night sky. <text:s/></text:span><text:soft-page-break/><text:span text:style-name="T11">She watched as the stars got brighter or darker as she shifted her position on the ground. At ten o’clock, when Mere was getting sleepy she went inside, checked on her little brother and crashed.</text:span></text:p>
      <text:p text:style-name="P16">Late in the night she heard a noise … </text:p>
      <text:p text:style-name="P16">“THRUMM, THRUMM” sounded the drumbeats echoing ominously through the street. The light outside her window was brighter then usual. Mere assumed the neighbors were having a loud and disruptive party next door and they had turned the music up way to loud for any decent person to go to sleep.</text:p>
      <text:p text:style-name="P16"><text:s text:c="10"/>Mere tossed and turned trying to muffle the sound of the so called “Music”. Unfortunately, Mere was not the only one disturbed by the loud drumbeats. Her brother had been crying for the last 10 minutes and Mere was to lazy to get up and calm him. The drumbeats went on for another hour and Mere was starting to wonder if it really was a loud party. Finally she mustered the will power to get out of bed and soothe her brother.</text:p>
      <text:p text:style-name="P16"><text:s text:c="8"/>When she got to her brothers bedroom she saw it. A fire burned brightly outside the window. The fire was almost to her house and the field that separated her house from her neighbors would burn away quickly and Mere didn't have much time to get herself and her brother out of the house. Around their neighbors house was a circle of Kinakes beating on enormous drums. Beasts that Mere guessed to be dragons circled in the air above their neighborhood spitting fire at nearby houses. Mere immediately reached for her cellphone and dialed 911. It turned out the police and all the fire department were coming already. The officer told her that many incidents like this had happened before and it was all under control. This was supposed to be reassuring but Mere found it the opposite.</text:p>
      <text:p text:style-name="P16"><text:s text:c="11"/>Mere rushed to her room and packed a few belongings of hers and her brother's. She scooped up her brother and rushed out the door. When she got out side she was suffocated in smoke from the fire. Around her fire closed in on all sides. Mere stood petrified by the flickering smoke and watched it dance and flicker. It was all so beautiful and dangerous. She wanted to run but the power of the fire rooted her to the ground. </text:p>
      <text:p text:style-name="P16">“Look over there, a girl trying to escape,” wined a ghoulish voice from behind her snapping Mere out of her trance. Mere dashed away through the fire trying to escape the Kinake that was chasing her. Light streamed past her face and the grass was brittle with ash. The houses were smokey black. The wicked faces of Kinakes snarled at her as she passed. </text:p>
      <text:p text:style-name="P16"><text:soft-page-break/><text:s text:c="10"/>Then she heard the sound of the fire department and in the first time in her life she was glad to here that sound. As the fire engines arrived Mere rushed to greet them.</text:p>
      <text:p text:style-name="P16">“Hey young'un,” exclaimed the firefighter patting her on the shoulder. “You would do best to get you and your brother in that last <text:s/>truck over there” Mere suddenly realized how loud her brother was wailing.</text:p>
      <text:p text:style-name="P16">“Yes, sir,” she replied already hurrying off to the last truck. As she was running one of the dragons blew fire at one of the nearby trees.</text:p>
      <text:p text:style-name="P16">One of the sparks flew and hit Mere on the ribs. The fire tore through her clothing and ripped apart her skin. Mere clutched her side and nearly toppled over with the pain she was in. Searing pain shot through her side. Her vision blurred and it felt like she stood there for hours. </text:p>
      <text:p text:style-name="P16">“Weaaa-gh,” <text:s/>wailed her little brother bringing Mere back to the real world. Mere looked behind her and the Kinake was chasing her again. He had probably seen her injury and thought her a good captive. Mere picked herself up and brushed herself off and continued running. Her wound screamed at her to stop running but Mere sprinted making the wound even more unhappy. The Kinake gained and gained. Time was running out and Mere had to get to the truck before the Kinake got to her. Mere stumbled and tripped on twigs and nearly fell flat on her face. Fortunately for Mere the truck was not far away and Mere just had to take a few more steps. </text:p>
      <text:p text:style-name="P16">Finally she turned onto the stairs to the truck slamming the truck door behind her so the Kinake couldn't get in. One of the women who were attending the truck came over to her and asked about her wound.</text:p>
      <text:p text:style-name="P16">“Can I see that wound of yours?” asked the woman gently touching the area of the wound where it hurt the most. She was dressed in all white and Mere guessed she was a nurse.</text:p>
      <text:p text:style-name="P16">“Yes … ,” replied Mere sitting down on one of the empty seats. The woman cleaned the wound and put a large bandage over it.</text:p>
      <text:p text:style-name="P16">“You have taken a burn from a chemical enhanced fire which is very potent. This should take awhile to heal,” said the nurse. “These … creatures have been using the fire to burn down many homes.”</text:p>
      <text:p text:style-name="P16">Mere looked up for the first time and realized tons of other people were in the room with her just as badly or worse wounded than she was. She felt sick, her nightmare had come true.</text:p>
      <text:p text:style-name="P18"><text:span text:style-name="T11"><text:s text:c="10"/>As soon as the truck arrived at the hotel that is now <text:s/>being used as a refugee </text:span><text:soft-page-break/><text:span text:style-name="T11">camp, Mere collapsed. She slept for a long time and the hours ticked by.</text:span></text:p>
      <text:p text:style-name="P16"><text:s text:c="9"/>During this period of time her dreams were dark and foreboding. Often they were nonsensical but she kept returning to this one nightmare which was the most peculiar.</text:p>
      <text:p text:style-name="P18">It was completely dark and silent. The darkness that surrounded her seemed impenetrable like a dark river so thick with algei you can't see past the surface. Then out of the gloom a voice echoed resounding off the dark walls. </text:p>
      <text:p text:style-name="P18">“Meet me … Meet me … at the bridge … where your destiny will be told … your destiny told” it said.</text:p>
      <text:p text:style-name="P18">Then Mere would call.</text:p>
      <text:p text:style-name="P18">“Show yourself!”</text:p>
      <text:p text:style-name="P18">and the voice would respond</text:p>
      <text:p text:style-name="P18">“At the Bridge … At the Bridge …” </text:p>
      <text:p text:style-name="P18">“What bridge? Who are you?” Mere asked.</text:p>
      <text:p text:style-name="P18">“I am the Sage … the Sage … At the Bridge … the Bridge” echoed the voice.</text:p>
      <text:p text:style-name="P18">“What?” asked Mere</text:p>
      <text:p text:style-name="P18">But there was no response from the strange voice … </text:p>
      <text:p text:style-name="P18"/>
      <text:p text:style-name="P16">“Wake up! Wake up!” called someone from outside her dream.</text:p>
      <text:p text:style-name="P16">“What?” asked Mere groggily opening one eye. A nurse was standing over her shaking her to get awake.</text:p>
      <text:p text:style-name="P16">“Wake up, you have been asleep for 22 hours,” said the nurse. “You need to eat breakfast,”. The nurse handed her a tray of food. Mere suddenly realizing how hungry she was, devoured the food not even bothering to wipe her mouth.</text:p>
      <text:p text:style-name="P16"><text:s text:c="9"/>Mere slipped out of bed and went downstairs to the main floor of the Refugee camp. On the main floor there were tons of people bustled about going about their business. Others simply milled about in the confusion looking for something to do and then occasionally there was somebody with an urgent mission at hand. </text:p>
      <text:p text:style-name="P16"><text:s text:c="9"/>After several minutes in the stuffy room, Mere needed some fresh-air and started to explore the area she had been taken to. She found that she was in Downtown Minneapolis. The hospital/refugee camp was right next to the Mississippi River so Mere figured, if she kept walking she might find the Stone Arch Bridge. Mere found that not that many people were walking around the area. Every once and a while a bike would zoom by and occasionally a walker greeted her. On the streets there weren't many people in cars except for ambulances and firetrucks. <text:soft-page-break/>Mere guessed that this was because of the invaders and the disaster that had spread like wildfire down from the north.</text:p>
      <text:p text:style-name="P16"/>
      <text:p text:style-name="P16"><text:s text:c="7"/>Despite the disaster, this area seemed to be untouched by the goblins and their fire. The Mississippi River was still an undisturbed place with two strips of lush green grass and moss covering the shoreline. Most of the buildings still flashed their golden lights. In the not-so-far distance, she could see the Mississippi Falls and the Stone Arch Bridge.</text:p>
      <text:p text:style-name="P16"><text:s text:c="7"/>Anne ran toward the leader's chambers. The Kinakes and goblins had gone to earth and from the looks of the meteors, there were over 20,000, twice the predicted number. Her mind buzzed. She had to find the leader and tell him about it.</text:p>
      <text:p text:style-name="P16"><text:s text:c="6"/>Anne burst into the chambers of the leader. The leader was talking to some of this advisers and Anne could swear that Mere's parents were among them.</text:p>
      <text:p text:style-name="P16">“What is it?” asked the Leader.</text:p>
      <text:p text:style-name="P16">“Oh, never mind, “ replied Anne. “I can wait.”</text:p>
      <text:p text:style-name="P16">The adults talked a while about how they had won the war, and about the surprisingly few number of Kinakes and goblins in the enemy force. Anne could not stand their babbling any longer. She broke into their midst of them and yelled:</text:p>
      <text:p text:style-name="P16">“The Kinakes and goblins have left for earth. That's why there are so few,” cried Anne. “Maybe if you had watched a little, you might have seen it for yourselves. And now the entire earth will be destroyed by 20,000 Kinakes not including the <text:s/>goblins!”</text:p>
      <text:p text:style-name="P16">The Leader stood up, his eyes flashing.</text:p>
      <text:p text:style-name="P16">“How dare you insult the Leader, you GIRL! How do you know what goes on and what I should do about it! You are no leader and why would we care if the earth was marched upon. We have our own problems, Earthling! You're not even a proper Elunar so GO HOME!”</text:p>
      <text:p text:style-name="P16">Anne stood her ground against the onslaught of words.</text:p>
      <text:p text:style-name="P16">“I'll <text:s/>tell you what! The earth has helped you fight your wars so you might as well help them back. The earth needs Elunar's help because they are unprepared for the Kinakes and goblins. I have friends down there and I can't leave them to die.”</text:p>
      <text:p text:style-name="P16">“Idiot girl! Take her away and tell her never to come back. <text:s/>Irone and Shean, take her to her parents!”</text:p>
      <text:p text:style-name="P16"><text:s text:c="7"/>Anne struggled but to no avail. Irone and Shean pulled her to the ground. Anne resisted and they could barely drag her out the door.</text:p>
      <text:p text:style-name="P16"><text:soft-page-break/>“Whip her! Whip her!” cried the Leader taking out his whip. He slashed it over and over again and would not stop. His rage was too strong. How could this mere girl tell him what was right from wrong, but in his heart he knew she was right, which him all the angrier. Finally, he let her go, but Anne refused to cry. It would be embarrassing and make the Leader more frustrated. Anne ran home to the apartment and her parents.</text:p>
      <text:p text:style-name="P16"><text:s text:c="5"/>Mere's dad stood up, fury in his eyes. His wife tried to stop him, but he advanced on the Leader.</text:p>
      <text:p text:style-name="P16">“What did you do?” demanded Mere's dad. “Don't you realize that she was right?”</text:p>
      <text:p text:style-name="P16">“Silence! I want no more of this talk. Unless you want to back to earth, I would sit down.”</text:p>
      <text:p text:style-name="P16"/>
      <text:p text:style-name="P16"/>
      <text:p text:style-name="P17"><text:tab/>Anne made it back to the lovely apartment where her parents were.</text:p>
      <text:p text:style-name="P16">“Anne, what happened to you?” asked Anne's mother.</text:p>
      <text:p text:style-name="P16">“I got whipped by the Leader,” groaned Anne flopping very ungracefully on the bed. </text:p>
      <text:p text:style-name="P16">“Why?” asked her mother.</text:p>
      <text:p text:style-name="P16">“I told them that the earth is in danger and he didn't like the idea.”</text:p>
      <text:p text:style-name="P16">“Hmmph,” said her mother. “Let's see those whip marks of yours.”</text:p>
      <text:p text:style-name="P16">Anne lifted up her shirt to show the whip marks on her back.</text:p>
      <text:p text:style-name="P16">“Oh boy,” said her mother staring at the deep gashes on Anne's back.”I'll go get some lotion for that.”</text:p>
      <text:p text:style-name="P20">All the skin on Anne's back had been ripped off and blood and puss oozed from the wound. Most of her back was ripped beyond immediate repair. Anne's mother spread some of the lotion on Anne's back. The lotion made Anne relax a little. The mother also applied a pain killer and wrapped a large bandage around Anne's middle. </text:p>
      <text:p text:style-name="P20">“What happened?” asked Anne's dad coming out of the shower. His hair was wet and a towel was wrapped around his waist. His face was dripping with water.</text:p>
      <text:p text:style-name="P20">“I got whipped by the Leader,” Anne repeated.</text:p>
      <text:p text:style-name="P20">“Let me see,” said Anne's dad with obvious concern.</text:p>
      <text:p text:style-name="P20">“Thom, get dressed, then you can see your daughter's wounds,” commanded Anne's mother.</text:p>
      <text:p text:style-name="P20">“Okay, Marie,” said Anne's dad sheepishly.</text:p>
      <text:p text:style-name="P20"><text:soft-page-break/></text:p>
      <text:p text:style-name="P20">Mere was walking toward the Stone Arch Bridge. The Mississippi River splashed joyfully against the rocks and the buildings flashed their glowing signs at her. Her shoes clicked on the sidewalk as she walked while her eyes drank in the sights. All of a sudden, she stopped. There was the Stone Arch Bridge.</text:p>
      <text:p text:style-name="P20">The Stone Arch Bridge is not that large for a bridge nor is it small for a bridge. Mere had never seen a bridge that stretched across the largest river in the U.S.. (She comes from Ely, Minnesota so you can guess why she stopped all of a sudden.)</text:p>
      <text:p text:style-name="P20">Mere continued walking, but slowly, so not to break the spell the Stone Arch Bridge had cast on her. She marveled at how such an old structure could sustain that much water pressure for so long. She could still hear the water of the Mississippi flowing, but her main focus was the bridge. </text:p>
      <text:p text:style-name="P20">“Hey, ice cream, ice cream for sale,” called a voice breaking Mere from her trance.</text:p>
      <text:p text:style-name="P20">Mere felt in her pockets for some money. After what seemed like a long search, she found a crumpled five dollar bill with “meet me on the bridge” written on the back of it. She held it up to the sun to make sure it was real and there was the standard watermark. Mere ran up to the ice cream truck.</text:p>
      <text:p text:style-name="P20">“I would like a popsicle, sir,” said Mere.</text:p>
      <text:p text:style-name="P20">“That would be three dollars, young miss,” replied the ice cream man.</text:p>
      <text:p text:style-name="P20">Mere gave him the crumpled five dollar bill. <text:s/></text:p>
      <text:p text:style-name="P20">“Here you are, young miss,” he said handing the change and the popsicle to her.</text:p>
      <text:p text:style-name="P20">Mere looked at the dollar bills and strangely one of them had “find the source, victory yours” written on it. Mere shoved the money into her pocket completely disconcerted by the strange saying.</text:p>
      <text:p text:style-name="P20">Mere continued on her way, but when she looked back at the ice cream truck, it was gone. The popsicle she was eating was quite delicious but made her feel odd that the place she had gotten it from had disappeared just as quickly as it came. Something strange was going on with that ice cream truck. Finally, when she reached the bridge, she found that there were very few people around, but this was to be expected considering the disaster.</text:p>
      <text:p text:style-name="P20">“Mere, Mere, come here,” called a voice.</text:p>
      <text:p text:style-name="P20">“Yes?” asked Mere searching for the source of the voice.</text:p>
      <text:p text:style-name="P20">“Mere, Mere, come here,” repeated the voice.</text:p>
      <text:p text:style-name="P20"><text:soft-page-break/>This time Mere located the source of the voice. It was an old man crouched, but without a cane. He had white hair like most old people do and dark skin and dark eyes. He was wearing a white shirt and pants. His shoes were torn a part sandals and it looked like he hadn't done much in the way of shaving in the last year or two.</text:p>
      <text:p text:style-name="P20">“Yes?” said Mere walking towards the old man.</text:p>
      <text:p text:style-name="P20">“I am the sage …,” said the old man. “I am the sage.”</text:p>
      <text:p text:style-name="P20">“Yes, you are the sage,” mimicked Mere completely bewildered by the strange old man.</text:p>
      <text:p text:style-name="P20">“I came to warn you,” said the old man. “To warn you.”</text:p>
      <text:p text:style-name="P20">“To warn me about what,” asked Mere.</text:p>
      <text:p text:style-name="P20">“The Kinakes …,” he said. “The Kinakes.”</text:p>
      <text:p text:style-name="P20">“Yes, I know about the Kinakes,” replied Mere.</text:p>
      <text:p text:style-name="P20">“No, you must stop them …,” he said. “Stop them.”</text:p>
      <text:p text:style-name="P20">“Find the source of their power,” he said. “Their power.”</text:p>
      <text:p text:style-name="P20">“What source?” asked Mere.</text:p>
      <text:p text:style-name="P20">“It's in the heart of the Kinakes' territory,” he said. “Kinakes' territory.”</text:p>
      <text:p text:style-name="P20">“The Kinakes don't have a territory in this world!” cried Mere. “And how am I supposed to get to the parallel universe?”</text:p>
      <text:p text:style-name="P20">“In the 22 hours you were asleep,” he said placing a map on the ground. The Kinakes have taken over most of Canada and some of the northern parts of Minnesota.”</text:p>
      <text:p text:style-name="P20">Mere gasped. <text:span text:style-name="T9">'How could some aliens with weird chemical fire take down almost an entire nation' </text:span>she thought.</text:p>
      <text:p text:style-name="P20">“The Kinakes have magical weapons and enhanced strength,” said the old man, but he no longer sounded so old. Mere looked up and the old man was standing straight and his hair, she could swear, was brown.</text:p>
      <text:p text:style-name="P20">“You must find a way to destroy the source or else the entire planet will be taken over. You have been drugged by your parents so you haven't been showing your inhuman qualities,” he said.</text:p>
      <text:p text:style-name="P20">“But I'm not an Elunar. How can I do anything?” said Mere.</text:p>
      <text:p text:style-name="P20">“You are a Farenoth and if you look inside yourself you will find that you have something most others don't,” he said.</text:p>
      <text:p text:style-name="P20">“What do I do?” said Mere.</text:p>
      <text:p text:style-name="P20">“Start with your popsicle stick,”he said and then vanished just like the ice <text:soft-page-break/>cream truck had. </text:p>
      <text:p text:style-name="P20">“Remember, Mere, find the source victory yours,” said the voice. “Victory yours.”</text:p>
      <text:p text:style-name="P20">Mere walked away still confused but the man had made on thing clear; she had something to do with some race called Farenoth and she was supposed to destroy a source of power that the Kinakes used. The rest was mumbo jumbo to her.</text:p>
      <text:p text:style-name="P20">Mere sucked on her popsicle, but unfortunately, it had melted while she was talking to the man and all that was left was the stick. Mere was about to throw it away but then Mere remembered what the Sage had said and looked at the popsicle stick. On the popsicle stick was written: “Look behind you.” Mere looked behind her and there was the map rolled up. <text:span text:style-name="T9">'That was kind of helpful,' </text:span>thought Mere. <text:span text:style-name="T9">'But how could a popsicle stick know what was behind me?'</text:span> Mere picked up the map and headed back to the refugee camp. Mere stuffed the popsicle stick into her pocket and tucked the map under the crook of her arm. This as to avoid questions from the nurses.</text:p>
      <text:p text:style-name="P20">When she made it back to the hotel, a nurse rushed up to greet her.</text:p>
      <text:p text:style-name="P20">“We were worried sick, if you had gotten lost,” she said.</text:p>
      <text:p text:style-name="P20">“I just went for a little walk,” said Mere.</text:p>
      <text:p text:style-name="P20">“Well, tell us first,” said the nurse.</text:p>
      <text:p text:style-name="P20">“Okay, I will,” said Mere.</text:p>
      <text:p text:style-name="P21">“You better,” replied the nurse in a nastier voice.</text:p>
      <text:p text:style-name="P21">“Yes, ma'am,” said Mere hurrying to her room.</text:p>
      <text:p text:style-name="P21">Mere walked on the nice carpet to the stairs where she walked up several flights to her room. Her room had one small white bed, a table, a lamp, and a closet. Mere figured this would be her rook for a while.</text:p>
      <text:p text:style-name="P21">A nurse came in her rook at around 9 o'clock and changed the bandage on her wound.</text:p>
      <text:p text:style-name="P21">“How is it going today?” asked the nurse.</text:p>
      <text:p text:style-name="P21">“Fairly well,” replied Mere.</text:p>
      <text:p text:style-name="P21">“Do anything interesting?” asked the nurse.</text:p>
      <text:p text:style-name="P21">“I went for a walk and saw the Stone Arch Bridge,” replied Anne.</text:p>
      <text:p text:style-name="P21">“It's amazing, isn't it?” asked the nurse.</text:p>
      <text:p text:style-name="P21">“Yeah, being from Ely, I don't often go do downtown Minneapolis,” said Mere.</text:p>
      <text:p text:style-name="P21">“We may have to leave here soon if these strange aliens push us out of here,” said the nurse sadly, “so you might want to tour the area while you're still here.”</text:p>
      <text:p text:style-name="P21"><text:soft-page-break/>“Hmm,” said Mere. “How many people are in this refugee camp?”</text:p>
      <text:p text:style-name="P21">“Quite a few, I think about 500 or more,” said the nurse. “There are many, many other refugee camps around here. All very similar to this one.”</text:p>
      <text:p text:style-name="P21">“Where's my little brother?” asked Mere. “Timothy Emar.”</text:p>
      <text:p text:style-name="P21">“Ah, yes,” said the nurse finishing off Mere's bandage. “Little Timothy's been crying ever since he got here. Fortunately, he's not hurt.”</text:p>
      <text:p text:style-name="P21">“Thank you,” said Mere. “When can I see him?”</text:p>
      <text:p text:style-name="P21">“Tomorrow morning at the earliest,” replied the nurse. “Good night.”</text:p>
      <text:p text:style-name="P21">“Good night,” said Anne.</text:p>
      <text:p text:style-name="P21">That night Anne had no bad dreams and dreamed of fluffy clouds like she usually did when her head was resting on a pillow.</text:p>
      <text:p text:style-name="P21"/>
      <text:p text:style-name="P21">“Good morning,” cried a voice.</text:p>
      <text:p text:style-name="P21">Mere groaned.</text:p>
      <text:p text:style-name="P21">“Oh, I'm sorry. Did I wake you?” asked the voice.</text:p>
      <text:p text:style-name="P21">“Yes,” groaned Mere.</text:p>
      <text:p text:style-name="P21">“Oh, I'm so sorry,” said the nurse.</text:p>
      <text:p text:style-name="P21">“Sure you are,” mumbled Mere, slowly rising from her bed.</text:p>
      <text:p text:style-name="P21">“Umm, why don't you get dressed and then I'll take you to see your brother.”</text:p>
      <text:p text:style-name="P21">“Okay, I'm coming,” said Mere.</text:p>
      <text:p text:style-name="P21"/>
      <text:p text:style-name="P21">Mere quickly changed into her clothing. She checked if the map was still where she had left it and followed the nurse who was waiting patiently outside the door.</text:p>
      <text:p text:style-name="P21">“Your brother has been quite noisy lately and we think you might beb able to quiet him,” said the nurse as they walked down the hall.</text:p>
      <text:p text:style-name="P21">“Yogurt,” replied Anne.</text:p>
      <text:p text:style-name="P21">“What?” asked the nurse.</text:p>
      <text:p text:style-name="P21">“Yogurt,” repeated Mere. “You have to give him yogurt, if you want him to be quiet.” </text:p>
      <text:p text:style-name="P21">“Hmm …” said the nurse. “Interesting suggestion. We'll see if it works.”</text:p>
      <text:p text:style-name="P21">“Any particular type?” asked the nurse.</text:p>
      <text:p text:style-name="P21">“Greek yogurt works the best, but any yogurt will keep him quiet,” said Mere. “My brother also likes most dairy foods and a few fruits, but not as much as his yogurt.”</text:p>
      <text:p text:style-name="P21"><text:soft-page-break/>“I'll <text:s/>make a note of that,” said the nurse.</text:p>
      <text:p text:style-name="P21">The pair continued walking down the hallway in silence. Every so often a person would walk by in a hurry or somebody would whistle. Mere was starting to wonder just how far away her little brother was.</text:p>
      <text:p text:style-name="P21">“Here you are,” said the nurse opening the door 511. “Timothy Emar”</text:p>
      <text:p text:style-name="P21">As soon as the door opened, Timothy started wailing. For the first time in Mere's life, she was happy to hear that sound.</text:p>
      <text:p text:style-name="P21">“Hi, little Timothy,” said Mere. “How is it going? Are these people feeding you your yogurt?”</text:p>
      <text:p text:style-name="P21">Timothy's big blue eyes stared up at her, his mouth wide open from just having wailed. The beginnings of his teeth poked though his toothless gums.</text:p>
      <text:p text:style-name="P21">“Hi,” he said. Mere was astonished he had said his first word 'Hi'. It was a miracle. She had been used to him wailing and crying, but never talking. He had already achieved walking with help from Marc, but talking was a different thing all together. Mere looked up at the nurse who was watching them.</text:p>
      <text:p text:style-name="P21">“He said his first word!” exclaimed Mere.</text:p>
      <text:p text:style-name="P21">“Really?” asked the nurse vaguely interested.</text:p>
      <text:p text:style-name="P21">“Yes, he did. It was 'Hi!',” said Mere excitedly.<text:line-break/><text:tab/>“Cool,” said the nurse. “Now shall we have you heading back to your room now, Ms. Emar.”</text:p>
      <text:p text:style-name="P21">“Mere, thank you,” said Mere.</text:p>
      <text:p text:style-name="P21">“Okay, then Mere. Let's go. Your baby brother can wait,” said the nurse.</text:p>
      <text:p text:style-name="P21">“Yes, ma'am,” said Mere.</text:p>
      <text:p text:style-name="P21"/>
      <text:p text:style-name="P21">During the day, Mere studied the map and took a few more visits to her baby brother. Her old clothes had been taken away for laundry and Mere had taken out the popsicle stick and placed it on the table. She hoped the nurse wouldn't notice it. She spent the next few days like this and her brother had expanded his vocabulary to 'No' and 'Bye'. Mere was very proud of him. Then one morning … </text:p>
      <text:p text:style-name="P21">“Wake up! Wake up! The building's on fire!” shouted a nurse. Mere rose and quickly dressed and packed her few belongings before heading out. Mere rushed down the stairs to the main floor. She had hoped to make it outside quickly, but the throng on the main floor made it impossible to get outside. Mere scrambled and pushed through the throng to what she hoped might be the exit.</text:p>
      <text:p text:style-name="P21">“Attention,” called a voice. “We want to get out of here as quickly as we can so <text:soft-page-break/>why don't we form three lines quietly.”</text:p>
      <text:p text:style-name="P21">Everyone stopped momentarily and then continued pushing and shoving.</text:p>
      <text:p text:style-name="P21">“Listen!” called the voice again. “If you don't form lines, you will most likely never get out of here. Understand? So form three lines quietly!”</text:p>
      <text:p text:style-name="P21">This time everyone, scared by the tone in the loudspeaker's voice, hurried into three single file lines after a few minutes.</text:p>
      <text:p text:style-name="P21">“Now,” said the voice, “you may go in IN YOUR LINES.”</text:p>
      <text:p text:style-name="P21">The three lines filed nicely out of the main floor but not quietly for many of the people were still fighting or talking. Meanwhile, Mere had already escaped to the outside.</text:p>
      <text:p text:style-name="P21">Mere was again surrounded by fire and goblins. She ran between blades of fire passing inches from here nose. Suddenly a troop of goblins spotted her escape and started chasing her. Mere ran with all her strength, but she could not escape the goblins. They were too fast and too strong. Mere found herself surrounded by goblins, their ruthless faces smirking at her. <text:line-break/><text:tab/>“Well, well,well, looks like we have another captive for Nakera. She will be pleased,” said one of the Kinakes.</text:p>
      <text:p text:style-name="P21">Mere scanned the circle of Kinakes but there seemed no escape. She looked every where for a tool and came upon the popsicle stick, which she had placed in her pocket. The letters wavered on the stick and then came into focus. It read: </text:p>
      <text:p text:style-name="P21">“You have been drugged to be less powerful. Look inside yourself and you will find a way.”</text:p>
      <text:p text:style-name="P21">Mere was confused. Drugged? How could she be drugged? Did her parents drug her? How could she know if this wasn't just popsicle stick with a riddle on it?</text:p>
      <text:p text:style-name="P21">The goblins started advancing on her carrying a dagger in the left hand and a rope to tie her with in the right. Mere panicked. What was she going to do? Then her eyes fell back on the popsicle stick and read it over again. It was only by change that Mere clenched her fists and thought of destroying the goblins.</text:p>
      <text:p text:style-name="P21">The goblins continued to advance. It wasn't working! Mere tried harder and harder. She could almost feel their breath on her neck now. Sweat started rolling down her brow. It seemed like hours passed even though it was only a matter of seconds that the Kinakes took her captive.</text:p>
      <text:p text:style-name="P21">“What's in your hand, missy? “asked one of the Kinakes.</text:p>
      <text:p text:style-name="P21">“Nothing,” said Mere. Icily, she dropped the popsicle stick on the ground and pointedly stepped on it. <text:s/>The stick cracked loudly. The text on the popsicle stick <text:soft-page-break/>immediately faded. She'd have to do it on her own now.</text:p>
      <text:p text:style-name="P21"><text:s/>The Kinakes chained her up and threw her into a cart with the rest of the prisoners. Mere was captured.</text:p>
      <text:p text:style-name="P21"/>
      <text:p text:style-name="P24">Baram all of a sudden <text:span text:style-name="T17">lost contact with small tracking device he had placed in the popsicle stick. He wondered what had happened to Mere. He had tried to help her best he could but with out the popsicle stick he had no idea if she was taken captive or on a truck going to another refugee camp. Had she thrown it away? The possibilities were endless. All Baram knew was where she had snapped the popsicle stick. That was his only clue. </text:span></text:p>
      <text:p text:style-name="P21">Baram knew that Mere was the only one who could save the earth. She was the only Farenoth of a reasonable age to do what was needed. He had known Mere since she was a newborn when he was appointed her godfather. As soon as he had looked at her he knew that there was something special about her. Her parents told him that Mere was a Farenoth and it all became clear. He was supposed to be her guardian her parents were gone to the Elunar.</text:p>
      <text:p text:style-name="P21">He was appointed Mere's Godfather not just because he was a good friend of her parents. He was appointed her Godfather because he was a Inter-universal officer and it was his duty to make sure no native found out about the Elunar and the other races.</text:p>
      <text:p text:style-name="P21">Baram was a Night Elf, one of the allies of the Farenoth. He could fade into the background just as easily as one of his magic objects. He was a master of disguise. He had created the ice cream truck and was the driver of it. He had played the old man who couldn't speak with echoing himself. Baram disliked playing that role because of its disadvantages but it was one of the easiest disguises to change into.</text:p>
      <text:p text:style-name="P24"><text:span text:style-name="T17"><text:line-break/><text:tab/></text:span>“No I will not sit down!” <text:span text:style-name="T17">yelled Mere's dad. “From what that girl said it sounded like over 20,000 Kinake troops and who knows what their allies will bring!”</text:span></text:p>
      <text:p text:style-name="P21">“Why would the Kinakes send a lot of their troops at earth?” demanded the Leader. “How do you know she was not lying!”</text:p>
      <text:p text:style-name="P24"><text:span text:style-name="T17">“How do I know? Because I know that earth has more minerals and has much more advanced technology than we ever will and if the Kinakes and their allies take over earth they will have so many more minerals that they could use and they will be more sophisticated and will shove us off this planet no matter how strong our </text:span><text:soft-page-break/><text:span text:style-name="T17">forces are. This is why we must help the humans!” said Mere's dad nearly screaming now.</text:span></text:p>
      <text:p text:style-name="P21">“You have a point. I will send a troop of 1000 soldiers to earth including all of the earthlings to help,” said the Leader. “Those are all the soldiers that we can spare.”</text:p>
      <text:p text:style-name="P21">“But---,” said Mere's dad.</text:p>
      <text:p text:style-name="P21">“Calm down honey,“ said his wife pushing her husband back into his seat. “1000 will have to be enough for now.”</text:p>
      <text:p text:style-name="P21">“Yeah and what is 1000 soldiers going to do against 50,000 warriors Kinakes included.”</text:p>
      <text:p text:style-name="P21">“Just be quiet honey,” directed Mere's mom “ The Leader is already angry enough”</text:p>
      <text:p text:style-name="P21">“Yes, dear,” replied Mere's dad under his breath.</text:p>
      <text:p text:style-name="P21">“Everyone is dismissed,” exclaimed the Leader pointedly looking at Mere's dad. “Our discussion is at an end.”</text:p>
      <text:p text:style-name="P21">The following morning, Anne rose to her parents shouting.</text:p>
      <text:p text:style-name="P21">“Wake up! Wake up!” they shouted. “The Leader is giving a speech!”</text:p>
      <text:p text:style-name="P21">“Okay, I'll be there in a moment,” said Anne groggily rising from her bed. She put on her clothes and followed her parents. Anne disliked the idea of going to a speech by the Leader considering that she had just been whipped by him just the other day.</text:p>
      <text:p text:style-name="P21">“We have all gathered here before the head of Elunar to celebrate today's victory!” said the Leader. The crowd cheered. Anne smirked.</text:p>
      <text:p text:style-name="P21">“Unfortunately, the Kinakes along with their many allies have gone to the earth to conquer it. I have been grateful enough to spare 1000 warriors including all earthlings. Being the sturdy and strong Elunar, I am sure it will be a victory for the earth and our soldiers. So let us celebrate,” declared the Leader.</text:p>
      <text:p text:style-name="P21">Everyone broke into cheers and started celebrating. Most people danced but some preferred to sit and talk. Anne was frustrated. 1000 was hardly enough to stop the soldiers of the Kinakes. And the Leader had not even given her the slightest bit of credit. Everything was frustrating to her.</text:p>
      <text:p text:style-name="P24"><text:span text:style-name="T17">After the celebration, there was a large feast. The table was set with <text:s text:c="2"/>embroidered napkins with a dove on each. There was meat of all sorts: lightly salted bacon, ham, roasted pork with seasoning, steak and any other meat you could name. There was spaghetti with the most delicious sauce Anne had ever tasted. </text:span><text:soft-page-break/><text:span text:style-name="T17">There was a salad and some concoction that Anne had never seen before. It was a soup that was pored over a piece of bread seasoned with garlic. It was called Elume bread. After all the guests had eaten their fill, the servants brought the desserts. There was red velvet cake and carrot cake and all sorts of ice cream in all sorts of flavors.</text:span></text:p>
      <text:p text:style-name="P21">The party continued late into the night, but Anne was only there for half of it. She had gone upstairs to sleep, but the main reason was her frustration. Despite the lovely food, she was still sour about the Leader and his speech. She knew that he didn't think much of earth and its inhabitants and sparing 1000 soldiers wasn't enough. Anne thought he was arrogant and cruel, which he was in part and thought he should be thrown out of power. Anne wondered who else had been brave enough to stand up to him, because he certainly didn't listen to her.</text:p>
      <text:p text:style-name="P24"><text:span text:style-name="T17">'</text:span><text:span text:style-name="T18">It must have been a shock of his life to find out that he was wrong,' </text:span><text:span text:style-name="T17">thought Anne.</text:span></text:p>
      <text:p text:style-name="P21">Anne made her bed and then slid into it. She slept peacefully.</text:p>
      <text:p text:style-name="P21"/>
      <text:p text:style-name="P25"><text:span text:style-name="T16">Mere sat in the uncomfortable cart</text:span><text:span text:style-name="T17"> and felt afraid. Mere scolded herself for snapping the popsicle stick for if she still had it, she might be able to find a way out of the cart without being noticed. But now she just had to wait for the cart to arrive at its destination.</text:span></text:p>
      <text:p text:style-name="P22">The cart had many stops. Most of them to talk with other Kinakes or to raid another refugee camp. They traveled like this for a while until they reached the heart of the Kinakes' territory. Mere and all the other prisoners were fed cruel twice a day and Mere often felt sick to her stomach.</text:p>
      <text:p text:style-name="P22">Mere looked out the window but that did not make her feel any better. The rolling hillsides of her homeland gave way to a treacherous area. Fire seeped through the cracks in the earth. Many houses were in ruin and the only inhabitants were the Kinakes and their allies.</text:p>
      <text:p text:style-name="P22">“There we are!” shouted one of the rough voices of the Kinakes.</text:p>
      <text:p text:style-name="P22">The Kinakes dragged their prisoners out of the cart and onto the road. The road was muddy and Mere disliked the way her shoes now had a layer of mud over them. </text:p>
      <text:p text:style-name="P22">“Keep moving, lazy bums!” yelled a Kinake and Mere and the prisoners were shoved along.</text:p>
      <text:p text:style-name="P22">“Where are you taking us?” asked Mere.</text:p>
      <text:p text:style-name="P22">“To the Palace,” replied the Kinake.</text:p>
      <text:p text:style-name="P22"><text:soft-page-break/>“What Palace?” asked Mere looking around the desolate landscape. There wasn't a tree in sight not to mention palaces.</text:p>
      <text:p text:style-name="P22">“Silence!” yelled the Kinake apparently the conversation over. Mere badly wanted to ask another question, but she knew it would unwise to do so. He would most likely whip her and send her to the back of the line to await further punishment. As the journey continued, Mere saw a small building.</text:p>
      <text:p text:style-name="P22">“There's the Palace!” said the Kinake.</text:p>
      <text:p text:style-name="P22">Mere wrinkled her forehead. What kind of palace was it? How are all of these prisoners going to fit into that tine shack?</text:p>
      <text:p text:style-name="P22">One of the Kinakes threw open the door to the shack and it was surprisingly well lit. They were shoved down some steps into what looked like a dining room and they landed ungracefully on their faces in the presence of Queen Nakera.</text:p>
      <text:p text:style-name="P22">“What have you brought me?” asked the icy voice <text:s/>of the Queen.</text:p>
      <text:p text:style-name="P22">“Twenty prisoners, your highness,” said the Kinake.</text:p>
      <text:p text:style-name="P22">“Hmm, …,” said Queen Nakera. “Let me examine them.”</text:p>
      <text:p text:style-name="P22">The Kinakes roughly lifted up the prisoners by the scruff of their necks. The Queen was given the prisoners. She looked into their eyes, examined their clothing, and then sent them away. But when the Queen, looked into Mere's eyes, mere felt those two cat-like eyes boring into her. Mere suddenly felt a surge of anger. What had this creature done to her baby brother, her friends and most of all her home?</text:p>
      <text:p text:style-name="P22">Mere saw the Queen backing up as Mere's eyes turned from the scared expression that most prisoners gave her to the defiant angry look which Mere displayed. The Queen shoved Mere to the ground with surprising force send Mere sprawling.</text:p>
      <text:p text:style-name="P22">“Send all of those to the prison and send THAT one to the dungeons!” yelled the <text:s/>Queen, her voice echoing in what Mere found as a huge house … </text:p>
      <text:p text:style-name="P22">The dungeon was dismal. It was cold and dark and there wasn't even a window. Moaning people lay on the ground and Mere guessed they were close to death because of the treatment of the Kinakes. Mere made a mental note to stay healthy.</text:p>
      <text:p text:style-name="P25"><text:span text:style-name="T17">Mere was tossed down another flight of stairs to her cell where she was ruthlessly chained to the wall. Mere sat there for hours when food finally came. She dug into the long awaited food but, unfortunately, it was worse than gruel and Mere found herself almost vomiting it back up. Somehow Mere fell asleep in the dismal dungeon, because she felt someone prodding her awake. It was her godfather </text:span><text:soft-page-break/><text:span text:style-name="T17">Baram.</text:span></text:p>
      <text:p text:style-name="P21">Baram remembered the last time he had seen Mere and traced her steps from there. He made it to the refugee camp but as soon as he found the camp burned down, he knew where she had gone. He followed the trail of the cart and soon caught up to it. He wanted to leap in there and rescue Mere, but he knew it would only make matters worse. He jogged behind he cart trying to blend the sound of his footsteps with the hoof beats of the horses pulling the cart. Often he would steal food from the Kinakes, but not enough to make any notice. Occasionally after a successful robbery, he could swear the Kinakes <text:s/>were looking at hime as if they could see him.</text:p>
      <text:p text:style-name="P21">Baram was there in the thrown room with Mere. He had watched as she had been thrown to the ground by the Queen and wanted to attack. He was standing there now in the cell, watching Mere, not knowing what to say. Anything, he could say would not help because most likely there was somebody constantly watching her dungeon cell. All he could do was wait.</text:p>
      <text:p text:style-name="P24"><text:span text:style-name="T17">Mere sat there in despair running through all the different escape routes in her head, all of them ending in her being found or caught and Mere started to give in to the moaning that the rest of the captives were doing. Then she heard a voice say at the farthest reaches of her hearing </text:span><text:span text:style-name="T18">'Look inside yourself and you will find enough power to do it.'</text:span></text:p>
      <text:p text:style-name="P21">Mere snapped up her head that was what she had to try. She delved deep inside herself and imagined the chains becoming looser and looser. She tried over and over again, but it wasn't working. Her chains were as tight and fast as ever. Finally, exhausted, she fell asleep.</text:p>
      <text:p text:style-name="P21">Mere woke up a few hours later and found that her chains were undone. She stoop up and stretched. She took a step but then realized that her shoes were to muddy and would leave foot prints everywhere she walked. So she slopped out of her mud soaked shoes and placed them neatly together by the once tightly fastened chains. She walked softly in her socks to the stone steps where she climbed out of the dungeon. Unfortunately, there was a barred door and a sentry waited outside.</text:p>
      <text:p text:style-name="P21">Mere slumped against the wall and felt a wave of despair coming over her again. How was she going to make it passed the door without arousing too much commotion.</text:p>
      <text:p text:style-name="P21"/>
      <text:p text:style-name="P24"><text:span text:style-name="T16">Anne was told to pack her stuff </text:span><text:span text:style-name="T17">and head to the teleporting area. She was </text:span><text:soft-page-break/><text:span text:style-name="T17">heading home but not to her own bed. She negotiating with other countries to help them fight Kinakes.</text:span></text:p>
      <text:p text:style-name="P21">More Kinakes also arrived on earth, numbering 100,000 in total a few days earlier which had rushed the urgency for 1000 Elunar troops. The Leader, however, did not wish to send another 1000 because he said he needed the 4000 warriors stationed in the Elunmere. They would travel on cruise with just Elunar on board to Russia, then to Europe, to Asia, and then to North America. The Elunar did not expect much support from some of the Asian and African countries, but certainly from the United States and maybe a little bit from Europe and Russia.</text:p>
      <text:p text:style-name="P21">They traveled for a few weeks talking with various countries. All the while, Mere was being carted off to the Kinake Palace. By the end of the mission they had a total of 70,000 or more which they hoped would be enough. The Elunar were to investigate the shack while the others battled it out with the Kinakes. Only 25 Elunar would be on this Journey because larger numbers would be noticed too easily. Anne was part of this group.</text:p>
      <text:p text:style-name="P21">She ran with the rest of the Elunar using her inhuman strength to keep up with them. She soon approached the “Palace” and was confused. She imagined it with tall spires and much larger just like Mere had but continued in the charge nonetheless. The few reserve Kinakes that still left battled the Elunar ferociously. Anne split off from the group along with five other Elunar to search for any captives that might be in the “Palace” and look for the Queen and hopefully kill her.</text:p>
      <text:p text:style-name="P21">The Elunar rushed down the stairs to the lower levels of the building. On the first and second flights down, they rescued many prisoners. They came to the throne room, but the Queen was no where to be seen. She had retreated to her own personal chambers. The sentry for the dungeon and the guards of the Queen charged at the Elunar. One of the guards was shot with an arrow even before he reached the small party of Elunar. The second guard managed to gash one of the Elunar and parry the first few blows of the Elunar, but he was outnumbered even with the help of the sentry. Soon the battle was over. One of the Elunar was seriously wounded and two Elunar were to help him back to the camp of the Elunar. </text:p>
      <text:p text:style-name="P21">Anne rushed for the door to the dungeon. Unfortunately, the door was locked and Anne could not open it.</text:p>
      <text:p text:style-name="P21">“Hey, Anne!” said an Elunar named Anon. “Try one of these <text:s/>keys!” tossing her the key chain. </text:p>
      <text:p text:style-name="P21">Anne tried all the keys trembling as she did so and eventually one of them <text:soft-page-break/>worked.</text:p>
      <text:p text:style-name="P21"/>
      <text:p text:style-name="P21">Mere looked up she heard the noise and went from her place by the wall to investigate. Anne unlocked the door, still unaware of Mere standing there by the wall. Anne swung the door open nearly smacking into Mere.</text:p>
      <text:p text:style-name="P21">“Hello! Anyone in there?” asked Anne.</text:p>
      <text:p text:style-name="P21">“Yes, I'm here,”said Mere poking her head around the door, her voice was barely above a whisper.</text:p>
      <text:p text:style-name="P21">“Mere, is that you?” asked Anne.</text:p>
      <text:p text:style-name="P21">“Yes, I'm here,” repeated Mere.</text:p>
      <text:p text:style-name="P21">“Oh Mere,” proclaimed Anne “I've missed you so much. Now is any one else here?”</text:p>
      <text:p text:style-name="P21">“Yeah,” replied Mere “There are some people down in the dungeon cells. They are still chained. I broke free,” said Mere.</text:p>
      <text:p text:style-name="P21">“Hmm …,”said Anne thoughtfully. “I guess we should go help them.”</text:p>
      <text:p text:style-name="P21">Mere and Anne walked down the stairs into the dismal dungeon. They unchained the bedraggled prisoners. Some of the prisoners were so badly out of shape that they had to be dragged up the stairs. Fortunately for them most of the prisoners could walk and they didn't have to do much dragging. </text:p>
      <text:p text:style-name="P21">“Okay, now lets get out of here,” said Anne.</text:p>
      <text:p text:style-name="P21">“No, I need to do something,” said Mere walking around the throne room. </text:p>
      <text:p text:style-name="P21">“Need to do what?” asked Anne.</text:p>
      <text:p text:style-name="P21">“I need to destroy the source of their power” said Mere “I just don't know how!”</text:p>
      <text:p text:style-name="P21">“What?” repeated Anne.</text:p>
      <text:p text:style-name="P21">“Never mind, I'll just start by finding the Queen,” responded Mere.</text:p>
      <text:p text:style-name="P21">“The Queen left. Some of our scouts found her fleeing the building some time before. She was running with a large group of Kinakes,” said Anne matter-of-factly.</text:p>
      <text:p text:style-name="P21">“That's a pity,” came Mere's response. “Becuse then I'll have to go after her because she most likely has the source.”</text:p>
      <text:p text:style-name="P21">“What?” inquired Anne, but her friend was already sprinting up the stairs. “Mere, wait up!”</text:p>
      <text:p text:style-name="P21">Mere sprinted up the stairs to the exit from the “Palace”. She burst open the door and ran through the confusion outside. Fire and arrows flew by passing inches from her nose. Guns fired and soldiers marched. How was she going to find the <text:soft-page-break/>Queen in this mess. Mere scanned the battlefield many times but there was no sign of the Queen.</text:p>
      <text:p text:style-name="P21">Little did she know that Baram was right behind her watching her. Baram shook his head. The source of the Kinakes was not some gemstone. It was <text:span text:style-name="T9">fire </text:span>and the flames they ate were the source of their power. He was about to tell her this but then a huge swarm of Kinakes rushed by and Baram was forced to fight. Mere had to find a way to stop the Kinakes even without his watchful eyes on her back.</text:p>
      <text:p text:style-name="P21">Baram turned to fight the Kinakes and knew he was trapped. He could fight all he wished but he was outnumbered and it would soon be over for him, but not for Mere. Mere still had a chance.</text:p>
      <text:p text:style-name="P21">Mere ran through the disorder looking for something to guide her. She dodged fire but could not find the Queen. She asked some Elunar if they knew but they had no more idea than she did. She looked on the ground for maybe some potential tracks but none were to be found. Soon she found that <text:s/>she was lost and decided to find the Elunar.</text:p>
      <text:p text:style-name="P21">She didn't have much more success in finding the Elunar than she did finding the Queen. She asked some Elunar and they said it was south but Mere was intercepted by some Kinakes on her path and was as lost as before. Now her only thought was to get out of the mess of fighting. Unluckily, she was heading straight into the camp of the Kinakes. All of a sudden she was surrounded by Kinakes. One of them shoved her to the ground.</text:p>
      <text:p text:style-name="P21">“What exactly do you think you're doing?” asked one of the Kinakes. </text:p>
      <text:p text:style-name="P21">“I'm … I'm …,” stuttered Mere.</text:p>
      <text:p text:style-name="P21">“Out with it,” said the Kinake.</text:p>
      <text:p text:style-name="P21">“I'm … looking for the source of your power,” said Mere inwardly she scolded herself now there was no hope of finding the source.</text:p>
      <text:p text:style-name="P21">“Ha!” said the Kinake. All the other Kinakes were chuckling but Mere couldn't find what was so funny. “You silly Elunar you don't know that the source of our power is fire!! Hahahaha! But it is too late now because we'll destroy you and your silly ideas right now!”</text:p>
      <text:p text:style-name="P21">The rest of the Kinakes cackled. Mere felt rage building up in her. She felt angry at the Kinakes and their Queen for everything they had done to her. Mere suddenly knew what she was supposed to do.</text:p>
      <text:p text:style-name="P21">To the Kinakes horror, Mere leaped to her feet, her fists balled, she was set and determined to kill at least one of the Kinakes.</text:p>
      <text:p text:style-name="P21"><text:soft-page-break/>“Too bad!” she hollered. “Because I'm no Elunar, I'm a Farenoth!” </text:p>
      <text:p text:style-name="P21">She charged at the Kinakes and punched one of them in the face. The Kinake was stunned momentarily while Mere wrenched the spear out of his hands. Adrenaline rushed through her veins, her heart was pounding. She had to find a way to put out the fire and the Kinakes weren't going to get in her way. She dug the spear into the Kinake she had punched. Side-stepped and stabbed an attacker in the ribs. She used her spear as a catapult to launch herself forward. <text:span text:style-name="T9">'I have to get to the Elunar. I have to get to the Elunar'</text:span> she thought. Sadly she was just running around in circle because she was lost.</text:p>
      <text:p text:style-name="P21">“Mere, Mere,” called Anne.</text:p>
      <text:p text:style-name="P21">“Yes,” asked Mere.</text:p>
      <text:p text:style-name="P21">“I've been looking for you,” said Anne. “And what are you doing with that spear?”</text:p>
      <text:p text:style-name="P21">“Umm … I use it to kill Kinakes. It's very handy,” said Mere.</text:p>
      <text:p text:style-name="P21">The adrenaline out of her and the spear felt silly and stupid in her hand. </text:p>
      <text:p text:style-name="P21">“Come on, let's go,” cried Anne pulling Mere along.</text:p>
      <text:p text:style-name="P21">“Do you actually know the way back,” asked Mere who was completely bewildered. </text:p>
      <text:p text:style-name="P21">“Uhh … I think it over that way,” said Anne pointing in a random direction.</text:p>
      <text:p text:style-name="P21">“Are you sure you know where it is?” asked Mere.</text:p>
      <text:p text:style-name="P21">“No, not really,” said Anne dismayed. “All I know is that it is near the river.”</text:p>
      <text:p text:style-name="P21">Mere's eyes suddenly lit up.</text:p>
      <text:p text:style-name="P21">“Okay, let's go toward this river,” said Mere.</text:p>
      <text:p text:style-name="P21">“It's over this way,” said Anne. “What were you doing in the Kinakes' camp.”</text:p>
      <text:p text:style-name="P21">“Oh, I was looking for the way back,” said Mere sheepishly.</text:p>
      <text:p text:style-name="P21">“You found it all right,” said Anne sarcastically. “And just <text:s/>a simple question: what are those Kinakes chasing you for?”</text:p>
      <text:p text:style-name="P21">“Oh,” said Mere ashamed of her foolishness. “I killed a few Kinakes and they aren't exactly the happiest.”</text:p>
      <text:p text:style-name="P21">“I can see that,” said Anne. “Duck!”</text:p>
      <text:p text:style-name="P21">Mere ducked just in time for the Kinake's spear to pass over her head. Another Kinake shoved Mere to the ground and stabbed her in the thigh. Mere cringed. </text:p>
      <text:p text:style-name="P21">“Mere!” cried Anne.</text:p>
      <text:p text:style-name="P21">“Anne, run,” said Mere.</text:p>
      <text:p text:style-name="P21">All this time, the Kinakes were closing in around Mere.</text:p>
      <text:p text:style-name="P21"><text:soft-page-break/>“Now, little girl you shall die,” declared the Kinake. “And our secret shall never reach the Elunar!”</text:p>
      <text:p text:style-name="P21">Mere was reaching for her spear that was lying just out of her reach.</text:p>
      <text:p text:style-name="P21">“Oh, we won't let you get a hold of that again,” said the Kinake snapping the spear in half with his own spear. “I'm afraid you are a little bit too skilled in that weapon. Now, let us end this,” said the Kinake, “once and for all.”</text:p>
      <text:p text:style-name="P21">He lifted up his spear and prepared to dig it into Mere's heart.</text:p>
      <text:p text:style-name="P21">“This is over!”</text:p>
      <text:p text:style-name="P21">The spear landed harmlessly in the grass beside Mere as she rolled away. Before the Kinakes could launch another attack, Mere grabbed half of the broken spear and scrambled to her one good leg. </text:p>
      <text:p text:style-name="P21">“It's not over yet,” said Mere.</text:p>
      <text:p text:style-name="P21">“Ha, what do you think you are going to do with that little piece of wood?” mocked the Kinake.</text:p>
      <text:p text:style-name="P21">“Kill you,” said Mere bluntly.</text:p>
      <text:p text:style-name="P21">All she knew, she had to stop the Kinakes who had injured her leg and the Kinakes who destroyed her home.</text:p>
      <text:p text:style-name="P21">“Get her,” cried the Kinake.</text:p>
      <text:p text:style-name="P21">All the Kinakes charged at Mere, spears extended. Mere ducked underneath the points and tripped one of the Kinakes and ran. She ran as fast as she could, stepping on things and making a ton of noise so it was no wonder that Kinakes could follow her so easily. </text:p>
      <text:p text:style-name="P21">Mere tore through the forest. She was slowed down dramatically by her wounded leg. Somehow she managed to stay in the lead. She allowed herself no breaks and just kept running. There was no other way to go but onward. Mere knew she could not keep this pace for long and would have to slow down at some point. She hoped that help would find her. Suddenly, she spotted something. It was a dammed river.</text:p>
      <text:p text:style-name="P21">The battle seemed hopeless. The Kinakes were swarming into the camp of the Elunar. The guns of the humans was useless against the magically enhanced armor and most of the humans had turned to flee. Only the Elunar were left and there mere 800 were nothing against the nearly 75,000 strong Kinakes. Something had to be done and fast.</text:p>
      <text:p text:style-name="P21">Anne was running like Mere had instructed and found that Kinakes had started chasing her. Occasionally, she would turn and fire an arrow at the pursuing <text:soft-page-break/>Kinakes, but to no avail. It seemed to her that whenever she killed one, two more took its place. She took to firing three arrows at the same time but using this strategy she killed about the same number but wasted arrows in her quiver. Soon, her quiver was empty, and she was just down to her legs.</text:p>
      <text:p text:style-name="P21">The Kinakes gained. Time was running out and soon the Kinakes would destroy any hope for the earth. Nakera smiled. Her work was finished.</text:p>
      <text:p text:style-name="P21">Mere crashed down to the river bed. Branches slapped her face and brambles tore at her clothing. The wound on her thigh was aggravated. Mere paid no heed to her pain. Her focus was on undamming the river. A broken down sign read “Saint Lawrence Canal”. Mere traced her hand down the sign. Memories coursed through her. </text:p>
      <text:p text:style-name="P23">“Mere come this way,” said her dad while Mere was playing in the bushes. Mere came running toward her dad. “We need to keep up with Mommy and the others. You know when I was your age, I came here with my dad and he showed me how it was operated,” said Mere's dad. “What did he do,” asked Mere wide-eyed. At this age, she was still curious and eager to learn everything. “Well, he showed me how to turn the wheel to lift it. He didn't do it, of course, but he simple demonstrated what someone might do, if they were to open the canal,” said her dad. “Turn the wheel to lift the dam,” repeated Mere to nobody.</text:p>
      <text:p text:style-name="P21">“Get her,” yelled the Kinakes snapping Mere out of her trance. </text:p>
      <text:p text:style-name="P21">“Charge,” cried another one.</text:p>
      <text:p text:style-name="P21">Mere sprinted through undergrowth or in other words, ran as fast as she could with her wounded leg. Fortunately, the Kinakes were still trampling through the river bed and were not moving the quickest. Mere, on the other hand, was already crossing over the bridge the dam provided to the side with the wheel on it.</text:p>
      <text:p text:style-name="P21">Mere scanned the dam for any sign of the wheel lock. She spotted a door on the side of the dam. The door was beat up and if it had been locked, it wouldn't have mattered, for Mere could step right through the hole in the door. There were tons of other gadgets like pulleys and levers. There was even a hammer and a bunch of nails, evidently for keeping the place in good shape. Unfortunately, it looked like nothing of the sort had gone on like this since the Kinakes had come through and trashed everything. Finally, Mere found the wheel. It was in surprisingly good shape perhaps because the Kinakes hadn't found it. Mere heaved on the wheel, but nothing happened. She pushed down with all her body weight. The wheel slightly, but not enough to do anything. She needed more force.</text:p>
      <text:p text:style-name="P21">She heard the Kinakes footsteps as they approached. Their loud breathing was <text:soft-page-break/>effortless to pick up. Evidently, because they had been running and because after every breath when they excited or tasted the smell of blood they would make little 'ssssssssss' noises.</text:p>
      <text:p text:style-name="P21">“We can smell you, little girl,” said the Kinakes. “You'll have to come out at some point.”</text:p>
      <text:p text:style-name="P21">Mere turned from nervous to terrified. '<text:span text:style-name="T9">Turn the wheel to release the dam. Turn the wheel to release the dam,' </text:span>she thought in her head to remain calm. The Kinakes started pounding on the door. All hope was lost for Mere even the glimmer of hope when she had found the wheel. Then it came, the strength to move the wheel. It was as if something else had taken over. There was no adrenaline, no fear, she simply did it. And slowly but surely the dam lifted. The water rushed down the canal to the battle field where the Kinakes fire was extinguished once and for all. Kinakes still fought but with less strength and ferocity. They could not start a fire while the field was under water.</text:p>
      <text:p text:style-name="P21">The humans returned with their guns to help fight the Kinakes and the Kinakes were eventually forced to retreat. Mere had done it.</text:p>
      <text:p text:style-name="P21">Mere was stilled trapped in the dam. The banging on her door grew louder, and Mere guessed the Kinakes would break into her room soon. Mere gathered the things she thought she might need for fighting the Kinakes and waited for them to break through. Finally, the door broke down. Mere was about to charge, but then she saw who was actually there. Baram was standing there, a bloody sword in hand and dead Kinakes lying at his feet, grinning.</text:p>
      <text:p text:style-name="P21">“I thought you'd be in here,” said Baram.</text:p>
      <text:p text:style-name="P21">“Oh, Baram,” said Mere embracing his bloody camouflage jacket. “How did you get here?”</text:p>
      <text:p text:style-name="P21">“Oh, you know I have my ways,” said Baram.</text:p>
      <text:p text:style-name="P21">“Well, speak up,” said Mere. </text:p>
      <text:p text:style-name="P21">“I think we'll leave that for another time,” said Baram. “For now, let's go back to the Elunar.”</text:p>
      <text:p text:style-name="P21">“Sounds like a good idea,” said Mere and collapsed.</text:p>
      <text:p text:style-name="P21"/>
      <text:p text:style-name="P26"><text:soft-page-break/>THE END</text:p>
      <text:p text:style-name="P21"/>
      <text:p text:style-name="P21"/>
      <text:p text:style-name="P2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5626in" fo:margin-right="0.6563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adora White</meta:initial-creator>
    <meta:creation-date>2012-07-30T17:33:22</meta:creation-date>
    <dc:date>2012-12-02T13:22:18.12</dc:date>
    <dc:creator>Eva </dc:creator>
    <meta:editing-duration>P18DT12H42M51S</meta:editing-duration>
    <meta:editing-cycles>136</meta:editing-cycles>
    <meta:generator>OpenOffice.org/3.4.1$Unix OpenOffice.org_project/341m1$Build-9593</meta:generator>
    <meta:document-statistic meta:table-count="0" meta:image-count="0" meta:object-count="0" meta:page-count="44" meta:paragraph-count="549" meta:word-count="18215" meta:character-count="97833"/>
  </office:meta>
</office:document-meta>
</file>